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none" fo:border-left="none" fo:border-right="0.06pt solid #000000" fo:border-top="0.06pt solid #000000"/>
    </style:style>
    <style:style style:name="ce7" style:family="table-cell" style:parent-style-name="Default">
      <style:table-cell-properties fo:border-bottom="0.06pt solid #000000" fo:border-left="none" fo:border-right="0.06pt solid #000000" fo:border-top="none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1" table:default-cell-style-name="ce5"/>
        <table:table-column table:style-name="co1" table:default-cell-style-name="ce8"/>
        <table:table-column table:style-name="co1" table:default-cell-style-name="ce5"/>
        <table:table-column table:style-name="co1" table:default-cell-style-name="ce8"/>
        <table:table-column table:style-name="co1" table:default-cell-style-name="ce5"/>
        <table:table-column table:style-name="co1" table:default-cell-style-name="ce8"/>
        <table:table-column table:style-name="co1" table:default-cell-style-name="ce5"/>
        <table:table-column table:style-name="co1" table:default-cell-style-name="ce8"/>
        <table:table-column table:style-name="co1" table:default-cell-style-name="ce5"/>
        <table:table-column table:style-name="co1" table:default-cell-style-name="ce8"/>
        <table:table-column table:style-name="co1" table:default-cell-style-name="ce5"/>
        <table:table-column table:style-name="co1" table:default-cell-style-name="ce8"/>
        <table:table-column table:style-name="co1" table:default-cell-style-name="ce5"/>
        <table:table-column table:style-name="co1" table:default-cell-style-name="ce8"/>
        <table:table-column table:style-name="co1" table:default-cell-style-name="ce5"/>
        <table:table-column table:style-name="co1" table:default-cell-style-name="ce8"/>
        <table:table-column table:style-name="co1" table:default-cell-style-name="ce5"/>
        <table:table-column table:style-name="co1" table:default-cell-style-name="ce8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2">
            <text:p>Player 1 plays first, Player 2 reveals first, Player 1 claims first</text:p>
          </table:table-cell>
          <table:covered-table-cell table:style-name="Default"/>
          <table:covered-table-cell table:style-name="ce2"/>
          <table:covered-table-cell table:style-name="Default"/>
          <table:table-cell table:style-name="Default" table:number-columns-repeated="14"/>
          <table:table-cell table:number-columns-repeated="3"/>
        </table:table-row>
        <table:table-row table:style-name="ro1">
          <table:table-cell table:number-columns-repeated="2"/>
          <table:covered-table-cell table:number-columns-repeated="4" table:style-name="Default"/>
          <table:table-cell table:style-name="Default" table:number-columns-repeated="14"/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" office:value-type="string" calcext:value-type="string">
            <text:p>Rock (1)</text:p>
          </table:table-cell>
          <table:table-cell table:style-name="ce7" office:value-type="string" calcext:value-type="string">
            <text:p>Rock (1)</text:p>
          </table:table-cell>
          <table:table-cell table:style-name="ce4" office:value-type="string" calcext:value-type="string">
            <text:p>Rock (1)</text:p>
          </table:table-cell>
          <table:table-cell table:style-name="ce7" office:value-type="string" calcext:value-type="string">
            <text:p>Paper (2)</text:p>
          </table:table-cell>
          <table:table-cell table:style-name="ce4" office:value-type="string" calcext:value-type="string">
            <text:p>Rock (1)</text:p>
          </table:table-cell>
          <table:table-cell table:style-name="ce7" office:value-type="string" calcext:value-type="string">
            <text:p>Scissors (3)</text:p>
          </table:table-cell>
          <table:table-cell table:style-name="ce4" office:value-type="string" calcext:value-type="string">
            <text:p>Paper (2)</text:p>
          </table:table-cell>
          <table:table-cell table:style-name="ce7" office:value-type="string" calcext:value-type="string">
            <text:p>Rock (1)</text:p>
          </table:table-cell>
          <table:table-cell table:style-name="ce4" office:value-type="string" calcext:value-type="string">
            <text:p>Paper (2)</text:p>
          </table:table-cell>
          <table:table-cell table:style-name="ce7" office:value-type="string" calcext:value-type="string">
            <text:p>Paper (2)</text:p>
          </table:table-cell>
          <table:table-cell table:style-name="ce4" office:value-type="string" calcext:value-type="string">
            <text:p>Paper (2)</text:p>
          </table:table-cell>
          <table:table-cell table:style-name="ce7" office:value-type="string" calcext:value-type="string">
            <text:p>Scissors (3)</text:p>
          </table:table-cell>
          <table:table-cell table:style-name="ce4" office:value-type="string" calcext:value-type="string">
            <text:p>Scissors (3)</text:p>
          </table:table-cell>
          <table:table-cell table:style-name="ce7" office:value-type="string" calcext:value-type="string">
            <text:p>Rock (1)</text:p>
          </table:table-cell>
          <table:table-cell table:style-name="ce4" office:value-type="string" calcext:value-type="string">
            <text:p>Scissors (3)</text:p>
          </table:table-cell>
          <table:table-cell table:style-name="ce7" office:value-type="string" calcext:value-type="string">
            <text:p>Paper (2)</text:p>
          </table:table-cell>
          <table:table-cell table:style-name="ce4" office:value-type="string" calcext:value-type="string">
            <text:p>Scissors (3)</text:p>
          </table:table-cell>
          <table:table-cell table:style-name="ce7" office:value-type="string" calcext:value-type="string">
            <text:p>Scissors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action</text:p>
          </table:table-cell>
          <table:table-cell table:style-name="ce1" office:value-type="string" calcext:value-type="string" table:number-columns-spanned="1" table:number-rows-spanned="2">
            <text:p>Phase 1</text:p>
          </table:table-cell>
          <table:table-cell office:value-type="float" office:value="50029" calcext:value-type="float">
            <text:p>50029</text:p>
          </table:table-cell>
          <table:table-cell office:value-type="float" office:value="35417" calcext:value-type="float">
            <text:p>35417</text:p>
          </table:table-cell>
          <table:table-cell office:value-type="float" office:value="50029" calcext:value-type="float">
            <text:p>50029</text:p>
          </table:table-cell>
          <table:table-cell office:value-type="float" office:value="35417" calcext:value-type="float">
            <text:p>35417</text:p>
          </table:table-cell>
          <table:table-cell office:value-type="float" office:value="50029" calcext:value-type="float">
            <text:p>50029</text:p>
          </table:table-cell>
          <table:table-cell office:value-type="float" office:value="35417" calcext:value-type="float">
            <text:p>35417</text:p>
          </table:table-cell>
          <table:table-cell office:value-type="float" office:value="50029" calcext:value-type="float">
            <text:p>50029</text:p>
          </table:table-cell>
          <table:table-cell office:value-type="float" office:value="35417" calcext:value-type="float">
            <text:p>35417</text:p>
          </table:table-cell>
          <table:table-cell office:value-type="float" office:value="50029" calcext:value-type="float">
            <text:p>50029</text:p>
          </table:table-cell>
          <table:table-cell office:value-type="float" office:value="35417" calcext:value-type="float">
            <text:p>35417</text:p>
          </table:table-cell>
          <table:table-cell office:value-type="float" office:value="50029" calcext:value-type="float">
            <text:p>50029</text:p>
          </table:table-cell>
          <table:table-cell office:value-type="float" office:value="35417" calcext:value-type="float">
            <text:p>35417</text:p>
          </table:table-cell>
          <table:table-cell office:value-type="float" office:value="49965" calcext:value-type="float">
            <text:p>49965</text:p>
          </table:table-cell>
          <table:table-cell office:value-type="float" office:value="35481" calcext:value-type="float">
            <text:p>35481</text:p>
          </table:table-cell>
          <table:table-cell office:value-type="float" office:value="49965" calcext:value-type="float">
            <text:p>49965</text:p>
          </table:table-cell>
          <table:table-cell office:value-type="float" office:value="35481" calcext:value-type="float">
            <text:p>35481</text:p>
          </table:table-cell>
          <table:table-cell office:value-type="float" office:value="49965" calcext:value-type="float">
            <text:p>49965</text:p>
          </table:table-cell>
          <table:table-cell office:value-type="float" office:value="35417" calcext:value-type="float">
            <text:p>354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ecution</text:p>
          </table:table-cell>
          <table:covered-table-cell/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action</text:p>
          </table:table-cell>
          <table:table-cell table:style-name="ce1" office:value-type="string" calcext:value-type="string" table:number-columns-spanned="1" table:number-rows-spanned="2">
            <text:p>Phase 2</text:p>
          </table:table-cell>
          <table:table-cell office:value-type="float" office:value="61432" calcext:value-type="float">
            <text:p>61432</text:p>
          </table:table-cell>
          <table:table-cell office:value-type="float" office:value="54947" calcext:value-type="float">
            <text:p>54947</text:p>
          </table:table-cell>
          <table:table-cell office:value-type="float" office:value="61312" calcext:value-type="float">
            <text:p>61312</text:p>
          </table:table-cell>
          <table:table-cell office:value-type="float" office:value="54947" calcext:value-type="float">
            <text:p>54947</text:p>
          </table:table-cell>
          <table:table-cell office:value-type="float" office:value="46392" calcext:value-type="float">
            <text:p>46392</text:p>
          </table:table-cell>
          <table:table-cell office:value-type="float" office:value="54947" calcext:value-type="float">
            <text:p>54947</text:p>
          </table:table-cell>
          <table:table-cell office:value-type="float" office:value="61272" calcext:value-type="float">
            <text:p>61272</text:p>
          </table:table-cell>
          <table:table-cell office:value-type="float" office:value="54947" calcext:value-type="float">
            <text:p>54947</text:p>
          </table:table-cell>
          <table:table-cell office:value-type="float" office:value="76432" calcext:value-type="float">
            <text:p>76432</text:p>
          </table:table-cell>
          <table:table-cell office:value-type="float" office:value="54947" calcext:value-type="float">
            <text:p>54947</text:p>
          </table:table-cell>
          <table:table-cell office:value-type="float" office:value="60455" calcext:value-type="float">
            <text:p>60455</text:p>
          </table:table-cell>
          <table:table-cell office:value-type="float" office:value="54397" calcext:value-type="float">
            <text:p>54397</text:p>
          </table:table-cell>
          <table:table-cell office:value-type="float" office:value="60495" calcext:value-type="float">
            <text:p>60495</text:p>
          </table:table-cell>
          <table:table-cell office:value-type="float" office:value="54397" calcext:value-type="float">
            <text:p>54397</text:p>
          </table:table-cell>
          <table:table-cell office:value-type="float" office:value="45412" calcext:value-type="float">
            <text:p>45412</text:p>
          </table:table-cell>
          <table:table-cell office:value-type="float" office:value="54397" calcext:value-type="float">
            <text:p>54397</text:p>
          </table:table-cell>
          <table:table-cell office:value-type="float" office:value="75564" calcext:value-type="float">
            <text:p>75564</text:p>
          </table:table-cell>
          <table:table-cell office:value-type="float" office:value="54397" calcext:value-type="float">
            <text:p>543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ecution</text:p>
          </table:table-cell>
          <table:covered-table-cell/>
          <table:table-cell office:value-type="float" office:value="39776" calcext:value-type="float">
            <text:p>39776</text:p>
          </table:table-cell>
          <table:table-cell office:value-type="float" office:value="33291" calcext:value-type="float">
            <text:p>33291</text:p>
          </table:table-cell>
          <table:table-cell office:value-type="float" office:value="39656" calcext:value-type="float">
            <text:p>39656</text:p>
          </table:table-cell>
          <table:table-cell office:value-type="float" office:value="33291" calcext:value-type="float">
            <text:p>33291</text:p>
          </table:table-cell>
          <table:table-cell office:value-type="float" office:value="39736" calcext:value-type="float">
            <text:p>39736</text:p>
          </table:table-cell>
          <table:table-cell office:value-type="float" office:value="33291" calcext:value-type="float">
            <text:p>33291</text:p>
          </table:table-cell>
          <table:table-cell office:value-type="float" office:value="39616" calcext:value-type="float">
            <text:p>39616</text:p>
          </table:table-cell>
          <table:table-cell office:value-type="float" office:value="33291" calcext:value-type="float">
            <text:p>33291</text:p>
          </table:table-cell>
          <table:table-cell office:value-type="float" office:value="54776" calcext:value-type="float">
            <text:p>54776</text:p>
          </table:table-cell>
          <table:table-cell office:value-type="float" office:value="33291" calcext:value-type="float">
            <text:p>33291</text:p>
          </table:table-cell>
          <table:table-cell office:value-type="float" office:value="38799" calcext:value-type="float">
            <text:p>38799</text:p>
          </table:table-cell>
          <table:table-cell office:value-type="float" office:value="32741" calcext:value-type="float">
            <text:p>32741</text:p>
          </table:table-cell>
          <table:table-cell office:value-type="float" office:value="38839" calcext:value-type="float">
            <text:p>38839</text:p>
          </table:table-cell>
          <table:table-cell office:value-type="float" office:value="32741" calcext:value-type="float">
            <text:p>32741</text:p>
          </table:table-cell>
          <table:table-cell office:value-type="float" office:value="38756" calcext:value-type="float">
            <text:p>38756</text:p>
          </table:table-cell>
          <table:table-cell office:value-type="float" office:value="32741" calcext:value-type="float">
            <text:p>32741</text:p>
          </table:table-cell>
          <table:table-cell office:value-type="float" office:value="53908" calcext:value-type="float">
            <text:p>53908</text:p>
          </table:table-cell>
          <table:table-cell office:value-type="float" office:value="32741" calcext:value-type="float">
            <text:p>327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action</text:p>
          </table:table-cell>
          <table:table-cell table:style-name="ce1" office:value-type="string" calcext:value-type="string" table:number-columns-spanned="1" table:number-rows-spanned="2">
            <text:p>Phase 3</text:p>
          </table:table-cell>
          <table:table-cell office:value-type="float" office:value="37128" calcext:value-type="float">
            <text:p>37128</text:p>
          </table:table-cell>
          <table:table-cell office:value-type="float" office:value="27762" calcext:value-type="float">
            <text:p>27762</text:p>
          </table:table-cell>
          <table:table-cell office:value-type="float" office:value="36904" calcext:value-type="float">
            <text:p>36904</text:p>
          </table:table-cell>
          <table:table-cell office:value-type="float" office:value="27076" calcext:value-type="float">
            <text:p>27076</text:p>
          </table:table-cell>
          <table:table-cell office:value-type="float" office:value="36442" calcext:value-type="float">
            <text:p>36442</text:p>
          </table:table-cell>
          <table:table-cell office:value-type="float" office:value="27538" calcext:value-type="float">
            <text:p>27538</text:p>
          </table:table-cell>
          <table:table-cell office:value-type="float" office:value="36442" calcext:value-type="float">
            <text:p>36442</text:p>
          </table:table-cell>
          <table:table-cell office:value-type="float" office:value="27538" calcext:value-type="float">
            <text:p>27538</text:p>
          </table:table-cell>
          <table:table-cell office:value-type="float" office:value="37128" calcext:value-type="float">
            <text:p>37128</text:p>
          </table:table-cell>
          <table:table-cell office:value-type="float" office:value="27762" calcext:value-type="float">
            <text:p>27762</text:p>
          </table:table-cell>
          <table:table-cell office:value-type="float" office:value="36685" calcext:value-type="float">
            <text:p>36685</text:p>
          </table:table-cell>
          <table:table-cell office:value-type="float" office:value="26730" calcext:value-type="float">
            <text:p>26730</text:p>
          </table:table-cell>
          <table:table-cell office:value-type="float" office:value="36685" calcext:value-type="float">
            <text:p>36685</text:p>
          </table:table-cell>
          <table:table-cell office:value-type="float" office:value="26730" calcext:value-type="float">
            <text:p>26730</text:p>
          </table:table-cell>
          <table:table-cell office:value-type="float" office:value="36248" calcext:value-type="float">
            <text:p>36248</text:p>
          </table:table-cell>
          <table:table-cell table:style-name="ce5" office:value-type="float" office:value="27167" calcext:value-type="float">
            <text:p>27167</text:p>
          </table:table-cell>
          <table:table-cell office:value-type="float" office:value="36908" calcext:value-type="float">
            <text:p>36908</text:p>
          </table:table-cell>
          <table:table-cell office:value-type="float" office:value="27390" calcext:value-type="float">
            <text:p>273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ecution</text:p>
          </table:table-cell>
          <table:covered-table-cell/>
          <table:table-cell office:value-type="float" office:value="15856" calcext:value-type="float">
            <text:p>15856</text:p>
          </table:table-cell>
          <table:table-cell office:value-type="float" office:value="21490" calcext:value-type="float">
            <text:p>21490</text:p>
          </table:table-cell>
          <table:table-cell office:value-type="float" office:value="15632" calcext:value-type="float">
            <text:p>15632</text:p>
          </table:table-cell>
          <table:table-cell office:value-type="float" office:value="20804" calcext:value-type="float">
            <text:p>20804</text:p>
          </table:table-cell>
          <table:table-cell office:value-type="float" office:value="15170" calcext:value-type="float">
            <text:p>15170</text:p>
          </table:table-cell>
          <table:table-cell office:value-type="float" office:value="21266" calcext:value-type="float">
            <text:p>21266</text:p>
          </table:table-cell>
          <table:table-cell office:value-type="float" office:value="15170" calcext:value-type="float">
            <text:p>15170</text:p>
          </table:table-cell>
          <table:table-cell office:value-type="float" office:value="21266" calcext:value-type="float">
            <text:p>21266</text:p>
          </table:table-cell>
          <table:table-cell office:value-type="float" office:value="15856" calcext:value-type="float">
            <text:p>15856</text:p>
          </table:table-cell>
          <table:table-cell office:value-type="float" office:value="21490" calcext:value-type="float">
            <text:p>21490</text:p>
          </table:table-cell>
          <table:table-cell office:value-type="float" office:value="15413" calcext:value-type="float">
            <text:p>15413</text:p>
          </table:table-cell>
          <table:table-cell office:value-type="float" office:value="20458" calcext:value-type="float">
            <text:p>20458</text:p>
          </table:table-cell>
          <table:table-cell office:value-type="float" office:value="15413" calcext:value-type="float">
            <text:p>15413</text:p>
          </table:table-cell>
          <table:table-cell office:value-type="float" office:value="20458" calcext:value-type="float">
            <text:p>20458</text:p>
          </table:table-cell>
          <table:table-cell office:value-type="float" office:value="14976" calcext:value-type="float">
            <text:p>14976</text:p>
          </table:table-cell>
          <table:table-cell table:style-name="ce5" office:value-type="float" office:value="20895" calcext:value-type="float">
            <text:p>20895</text:p>
          </table:table-cell>
          <table:table-cell office:value-type="float" office:value="15636" calcext:value-type="float">
            <text:p>15636</text:p>
          </table:table-cell>
          <table:table-cell office:value-type="float" office:value="21118" calcext:value-type="float">
            <text:p>211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ce4" table:formula="of:=SUM([.C5:.C10])" office:value-type="float" office:value="245802" calcext:value-type="float">
            <text:p>245802</text:p>
          </table:table-cell>
          <table:table-cell table:style-name="ce4" table:formula="of:=SUM([.D5:.D10])" office:value-type="float" office:value="199940" calcext:value-type="float">
            <text:p>199940</text:p>
          </table:table-cell>
          <table:table-cell table:style-name="ce4" table:formula="of:=SUM([.E5:.E10])" office:value-type="float" office:value="245114" calcext:value-type="float">
            <text:p>245114</text:p>
          </table:table-cell>
          <table:table-cell table:style-name="ce4" table:formula="of:=SUM([.F5:.F10])" office:value-type="float" office:value="198568" calcext:value-type="float">
            <text:p>198568</text:p>
          </table:table-cell>
          <table:table-cell table:style-name="ce4" table:formula="of:=SUM([.G5:.G10])" office:value-type="float" office:value="229350" calcext:value-type="float">
            <text:p>229350</text:p>
          </table:table-cell>
          <table:table-cell table:style-name="ce4" table:formula="of:=SUM([.H5:.H10])" office:value-type="float" office:value="199492" calcext:value-type="float">
            <text:p>199492</text:p>
          </table:table-cell>
          <table:table-cell table:style-name="ce4" table:formula="of:=SUM([.I5:.I10])" office:value-type="float" office:value="244110" calcext:value-type="float">
            <text:p>244110</text:p>
          </table:table-cell>
          <table:table-cell table:style-name="ce4" table:formula="of:=SUM([.J5:.J10])" office:value-type="float" office:value="199492" calcext:value-type="float">
            <text:p>199492</text:p>
          </table:table-cell>
          <table:table-cell table:style-name="ce4" table:formula="of:=SUM([.K5:.K10])" office:value-type="float" office:value="275802" calcext:value-type="float">
            <text:p>275802</text:p>
          </table:table-cell>
          <table:table-cell table:style-name="ce4" table:formula="of:=SUM([.L5:.L10])" office:value-type="float" office:value="199940" calcext:value-type="float">
            <text:p>199940</text:p>
          </table:table-cell>
          <table:table-cell table:style-name="ce4" table:formula="of:=SUM([.M5:.M10])" office:value-type="float" office:value="242962" calcext:value-type="float">
            <text:p>242962</text:p>
          </table:table-cell>
          <table:table-cell table:style-name="ce4" table:formula="of:=SUM([.N5:.N10])" office:value-type="float" office:value="196776" calcext:value-type="float">
            <text:p>196776</text:p>
          </table:table-cell>
          <table:table-cell table:style-name="ce4" table:formula="of:=SUM([.O5:.O10])" office:value-type="float" office:value="242978" calcext:value-type="float">
            <text:p>242978</text:p>
          </table:table-cell>
          <table:table-cell table:style-name="ce4" table:formula="of:=SUM([.P5:.P10])" office:value-type="float" office:value="196840" calcext:value-type="float">
            <text:p>196840</text:p>
          </table:table-cell>
          <table:table-cell table:style-name="ce4" table:formula="of:=SUM([.Q5:.Q10])" office:value-type="float" office:value="226938" calcext:value-type="float">
            <text:p>226938</text:p>
          </table:table-cell>
          <table:table-cell table:style-name="ce4" table:formula="of:=SUM([.R5:.R10])" office:value-type="float" office:value="197714" calcext:value-type="float">
            <text:p>197714</text:p>
          </table:table-cell>
          <table:table-cell table:style-name="ce4" table:formula="of:=SUM([.S5:.S10])" office:value-type="float" office:value="273562" calcext:value-type="float">
            <text:p>273562</text:p>
          </table:table-cell>
          <table:table-cell table:style-name="ce4" table:formula="of:=SUM([.T5:.T10])" office:value-type="float" office:value="198096" calcext:value-type="float">
            <text:p>19809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ansaction</text:p>
          </table:table-cell>
          <table:table-cell table:style-name="Default" table:formula="of:=SUM([.C5];[.C7];[.C9])" office:value-type="float" office:value="148589" calcext:value-type="float">
            <text:p>148589</text:p>
          </table:table-cell>
          <table:table-cell table:style-name="Default" table:formula="of:=SUM([.D5];[.D7];[.D9])" office:value-type="float" office:value="118126" calcext:value-type="float">
            <text:p>118126</text:p>
          </table:table-cell>
          <table:table-cell table:style-name="Default" table:formula="of:=SUM([.E5];[.E7];[.E9])" office:value-type="float" office:value="148245" calcext:value-type="float">
            <text:p>148245</text:p>
          </table:table-cell>
          <table:table-cell table:style-name="Default" table:formula="of:=SUM([.F5];[.F7];[.F9])" office:value-type="float" office:value="117440" calcext:value-type="float">
            <text:p>117440</text:p>
          </table:table-cell>
          <table:table-cell table:style-name="Default" table:formula="of:=SUM([.G5];[.G7];[.G9])" office:value-type="float" office:value="132863" calcext:value-type="float">
            <text:p>132863</text:p>
          </table:table-cell>
          <table:table-cell table:style-name="Default" table:formula="of:=SUM([.H5];[.H7];[.H9])" office:value-type="float" office:value="117902" calcext:value-type="float">
            <text:p>117902</text:p>
          </table:table-cell>
          <table:table-cell table:style-name="Default" table:formula="of:=SUM([.I5];[.I7];[.I9])" office:value-type="float" office:value="147743" calcext:value-type="float">
            <text:p>147743</text:p>
          </table:table-cell>
          <table:table-cell table:style-name="Default" table:formula="of:=SUM([.J5];[.J7];[.J9])" office:value-type="float" office:value="117902" calcext:value-type="float">
            <text:p>117902</text:p>
          </table:table-cell>
          <table:table-cell table:style-name="Default" table:formula="of:=SUM([.K5];[.K7];[.K9])" office:value-type="float" office:value="163589" calcext:value-type="float">
            <text:p>163589</text:p>
          </table:table-cell>
          <table:table-cell table:style-name="Default" table:formula="of:=SUM([.L5];[.L7];[.L9])" office:value-type="float" office:value="118126" calcext:value-type="float">
            <text:p>118126</text:p>
          </table:table-cell>
          <table:table-cell table:style-name="Default" table:formula="of:=SUM([.M5];[.M7];[.M9])" office:value-type="float" office:value="147169" calcext:value-type="float">
            <text:p>147169</text:p>
          </table:table-cell>
          <table:table-cell table:style-name="Default" table:formula="of:=SUM([.N5];[.N7];[.N9])" office:value-type="float" office:value="116544" calcext:value-type="float">
            <text:p>116544</text:p>
          </table:table-cell>
          <table:table-cell table:style-name="Default" table:formula="of:=SUM([.O5];[.O7];[.O9])" office:value-type="float" office:value="147145" calcext:value-type="float">
            <text:p>147145</text:p>
          </table:table-cell>
          <table:table-cell table:style-name="Default" table:formula="of:=SUM([.P5];[.P7];[.P9])" office:value-type="float" office:value="116608" calcext:value-type="float">
            <text:p>116608</text:p>
          </table:table-cell>
          <table:table-cell table:style-name="Default" table:formula="of:=SUM([.Q5];[.Q7];[.Q9])" office:value-type="float" office:value="131625" calcext:value-type="float">
            <text:p>131625</text:p>
          </table:table-cell>
          <table:table-cell table:style-name="Default" table:formula="of:=SUM([.R5];[.R7];[.R9])" office:value-type="float" office:value="117045" calcext:value-type="float">
            <text:p>117045</text:p>
          </table:table-cell>
          <table:table-cell table:style-name="Default" table:formula="of:=SUM([.S5];[.S7];[.S9])" office:value-type="float" office:value="162437" calcext:value-type="float">
            <text:p>162437</text:p>
          </table:table-cell>
          <table:table-cell table:style-name="Default" table:formula="of:=SUM([.T5];[.T7];[.T9])" office:value-type="float" office:value="117204" calcext:value-type="float">
            <text:p>117204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formula="of:=[.C11]-[.D11]" office:value-type="float" office:value="45862" calcext:value-type="float">
            <text:p>45862</text:p>
          </table:table-cell>
          <table:table-cell table:style-name="Default" table:formula="of:=([.C11]-[.D11])/[.D11]" office:value-type="float" office:value="0.229378813644093" calcext:value-type="float">
            <text:p>0.2293788136</text:p>
          </table:table-cell>
          <table:table-cell table:style-name="Default" table:formula="of:=[.E11]-[.F11]" office:value-type="float" office:value="46546" calcext:value-type="float">
            <text:p>46546</text:p>
          </table:table-cell>
          <table:table-cell table:style-name="Default" table:formula="of:=([.E11]-[.F11])/[.F11]" office:value-type="float" office:value="0.23440836388542" calcext:value-type="float">
            <text:p>0.2344083639</text:p>
          </table:table-cell>
          <table:table-cell table:style-name="Default" table:formula="of:=[.G11]-[.H11]" office:value-type="float" office:value="29858" calcext:value-type="float">
            <text:p>29858</text:p>
          </table:table-cell>
          <table:table-cell table:style-name="Default" table:formula="of:=([.G11]-[.H11])/[.H11]" office:value-type="float" office:value="0.149670162212019" calcext:value-type="float">
            <text:p>0.1496701622</text:p>
          </table:table-cell>
          <table:table-cell table:style-name="Default" table:formula="of:=[.I11]-[.J11]" office:value-type="float" office:value="44618" calcext:value-type="float">
            <text:p>44618</text:p>
          </table:table-cell>
          <table:table-cell table:style-name="Default" table:formula="of:=([.I11]-[.J11])/[.J11]" office:value-type="float" office:value="0.223658091552543" calcext:value-type="float">
            <text:p>0.2236580916</text:p>
          </table:table-cell>
          <table:table-cell table:style-name="Default" table:formula="of:=[.K11]-[.L11]" office:value-type="float" office:value="75862" calcext:value-type="float">
            <text:p>75862</text:p>
          </table:table-cell>
          <table:table-cell table:style-name="Default" table:formula="of:=([.K11]-[.L11])/[.L11]" office:value-type="float" office:value="0.379423827148144" calcext:value-type="float">
            <text:p>0.3794238271</text:p>
          </table:table-cell>
          <table:table-cell table:style-name="Default" table:formula="of:=[.M11]-[.N11]" office:value-type="float" office:value="46186" calcext:value-type="float">
            <text:p>46186</text:p>
          </table:table-cell>
          <table:table-cell table:style-name="Default" table:formula="of:=([.M11]-[.N11])/[.N11]" office:value-type="float" office:value="0.234713582957271" calcext:value-type="float">
            <text:p>0.234713583</text:p>
          </table:table-cell>
          <table:table-cell table:style-name="Default" table:formula="of:=[.O11]-[.P11]" office:value-type="float" office:value="46138" calcext:value-type="float">
            <text:p>46138</text:p>
          </table:table-cell>
          <table:table-cell table:style-name="Default" table:formula="of:=([.O11]-[.P11])/[.P11]" office:value-type="float" office:value="0.234393415972363" calcext:value-type="float">
            <text:p>0.234393416</text:p>
          </table:table-cell>
          <table:table-cell table:style-name="Default" table:formula="of:=[.Q11]-[.R11]" office:value-type="float" office:value="29224" calcext:value-type="float">
            <text:p>29224</text:p>
          </table:table-cell>
          <table:table-cell table:style-name="Default" table:formula="of:=([.Q11]-[.R11])/[.R11]" office:value-type="float" office:value="0.147809462152402" calcext:value-type="float">
            <text:p>0.1478094622</text:p>
          </table:table-cell>
          <table:table-cell table:style-name="Default" table:formula="of:=[.S11]-[.T11]" office:value-type="float" office:value="75466" calcext:value-type="float">
            <text:p>75466</text:p>
          </table:table-cell>
          <table:table-cell table:style-name="Default" table:formula="of:=([.S11]-[.T11])/[.T11]" office:value-type="float" office:value="0.380956707858816" calcext:value-type="float">
            <text:p>0.3809567079</text:p>
          </table:table-cell>
          <table:table-cell table:formula="of:=SUM([.T13];[.R13];[.P13];[.N13];[.L13];[.J13];[.H13];[.F13];[.D13])/9" office:value-type="float" office:value="0.246045825264786" calcext:value-type="float">
            <text:p>0.246045825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18"/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2">
            <text:p>Player 1 plays first, Player 2 reveals first, Player 2 claims first</text:p>
          </table:table-cell>
          <table:covered-table-cell table:number-columns-repeated="3" table:style-name="Default"/>
          <table:table-cell table:style-name="Default" table:number-columns-repeated="14"/>
          <table:table-cell table:number-columns-repeated="3"/>
        </table:table-row>
        <table:table-row table:style-name="ro1">
          <table:table-cell table:number-columns-repeated="2"/>
          <table:covered-table-cell table:number-columns-repeated="4" table:style-name="Default"/>
          <table:table-cell table:style-name="Default" table:number-columns-repeated="14"/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" office:value-type="string" calcext:value-type="string">
            <text:p>Rock (1)</text:p>
          </table:table-cell>
          <table:table-cell table:style-name="ce7" office:value-type="string" calcext:value-type="string">
            <text:p>Rock (1)</text:p>
          </table:table-cell>
          <table:table-cell table:style-name="ce4" office:value-type="string" calcext:value-type="string">
            <text:p>Rock (1)</text:p>
          </table:table-cell>
          <table:table-cell table:style-name="ce7" office:value-type="string" calcext:value-type="string">
            <text:p>Paper (2)</text:p>
          </table:table-cell>
          <table:table-cell table:style-name="ce4" office:value-type="string" calcext:value-type="string">
            <text:p>Rock (1)</text:p>
          </table:table-cell>
          <table:table-cell table:style-name="ce7" office:value-type="string" calcext:value-type="string">
            <text:p>Scissors (3)</text:p>
          </table:table-cell>
          <table:table-cell table:style-name="ce4" office:value-type="string" calcext:value-type="string">
            <text:p>Paper (2)</text:p>
          </table:table-cell>
          <table:table-cell table:style-name="ce7" office:value-type="string" calcext:value-type="string">
            <text:p>Rock (1)</text:p>
          </table:table-cell>
          <table:table-cell table:style-name="ce4" office:value-type="string" calcext:value-type="string">
            <text:p>Paper (2)</text:p>
          </table:table-cell>
          <table:table-cell table:style-name="ce7" office:value-type="string" calcext:value-type="string">
            <text:p>Paper (2)</text:p>
          </table:table-cell>
          <table:table-cell table:style-name="ce4" office:value-type="string" calcext:value-type="string">
            <text:p>Paper (2)</text:p>
          </table:table-cell>
          <table:table-cell table:style-name="ce7" office:value-type="string" calcext:value-type="string">
            <text:p>Scissors (3)</text:p>
          </table:table-cell>
          <table:table-cell table:style-name="ce4" office:value-type="string" calcext:value-type="string">
            <text:p>Scissors (3)</text:p>
          </table:table-cell>
          <table:table-cell table:style-name="ce7" office:value-type="string" calcext:value-type="string">
            <text:p>Rock (1)</text:p>
          </table:table-cell>
          <table:table-cell table:style-name="ce4" office:value-type="string" calcext:value-type="string">
            <text:p>Scissors (3)</text:p>
          </table:table-cell>
          <table:table-cell table:style-name="ce7" office:value-type="string" calcext:value-type="string">
            <text:p>Paper (2)</text:p>
          </table:table-cell>
          <table:table-cell table:style-name="ce4" office:value-type="string" calcext:value-type="string">
            <text:p>Scissors (3)</text:p>
          </table:table-cell>
          <table:table-cell table:style-name="ce7" office:value-type="string" calcext:value-type="string">
            <text:p>Scissors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action</text:p>
          </table:table-cell>
          <table:table-cell table:style-name="ce1" office:value-type="string" calcext:value-type="string" table:number-columns-spanned="1" table:number-rows-spanned="2">
            <text:p>Phase 1</text:p>
          </table:table-cell>
          <table:table-cell office:value-type="float" office:value="50029" calcext:value-type="float">
            <text:p>50029</text:p>
          </table:table-cell>
          <table:table-cell office:value-type="float" office:value="35417" calcext:value-type="float">
            <text:p>35417</text:p>
          </table:table-cell>
          <table:table-cell office:value-type="float" office:value="50029" calcext:value-type="float">
            <text:p>50029</text:p>
          </table:table-cell>
          <table:table-cell office:value-type="float" office:value="35417" calcext:value-type="float">
            <text:p>35417</text:p>
          </table:table-cell>
          <table:table-cell office:value-type="float" office:value="50029" calcext:value-type="float">
            <text:p>50029</text:p>
          </table:table-cell>
          <table:table-cell office:value-type="float" office:value="35417" calcext:value-type="float">
            <text:p>35417</text:p>
          </table:table-cell>
          <table:table-cell office:value-type="float" office:value="50029" calcext:value-type="float">
            <text:p>50029</text:p>
          </table:table-cell>
          <table:table-cell office:value-type="float" office:value="35417" calcext:value-type="float">
            <text:p>35417</text:p>
          </table:table-cell>
          <table:table-cell office:value-type="float" office:value="50029" calcext:value-type="float">
            <text:p>50029</text:p>
          </table:table-cell>
          <table:table-cell office:value-type="float" office:value="35417" calcext:value-type="float">
            <text:p>35417</text:p>
          </table:table-cell>
          <table:table-cell office:value-type="float" office:value="50029" calcext:value-type="float">
            <text:p>50029</text:p>
          </table:table-cell>
          <table:table-cell office:value-type="float" office:value="35417" calcext:value-type="float">
            <text:p>35417</text:p>
          </table:table-cell>
          <table:table-cell office:value-type="float" office:value="49965" calcext:value-type="float">
            <text:p>49965</text:p>
          </table:table-cell>
          <table:table-cell office:value-type="float" office:value="35481" calcext:value-type="float">
            <text:p>35481</text:p>
          </table:table-cell>
          <table:table-cell office:value-type="float" office:value="49965" calcext:value-type="float">
            <text:p>49965</text:p>
          </table:table-cell>
          <table:table-cell office:value-type="float" office:value="35481" calcext:value-type="float">
            <text:p>35481</text:p>
          </table:table-cell>
          <table:table-cell office:value-type="float" office:value="49965" calcext:value-type="float">
            <text:p>49965</text:p>
          </table:table-cell>
          <table:table-cell office:value-type="float" office:value="35481" calcext:value-type="float">
            <text:p>354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ecution</text:p>
          </table:table-cell>
          <table:covered-table-cell/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action</text:p>
          </table:table-cell>
          <table:table-cell table:style-name="ce1" office:value-type="string" calcext:value-type="string" table:number-columns-spanned="1" table:number-rows-spanned="2">
            <text:p>Phase 2</text:p>
          </table:table-cell>
          <table:table-cell office:value-type="float" office:value="60564" calcext:value-type="float">
            <text:p>60564</text:p>
          </table:table-cell>
          <table:table-cell office:value-type="float" office:value="54397" calcext:value-type="float">
            <text:p>54397</text:p>
          </table:table-cell>
          <table:table-cell office:value-type="float" office:value="60455" calcext:value-type="float">
            <text:p>60455</text:p>
          </table:table-cell>
          <table:table-cell office:value-type="float" office:value="54397" calcext:value-type="float">
            <text:p>54397</text:p>
          </table:table-cell>
          <table:table-cell office:value-type="float" office:value="45538" calcext:value-type="float">
            <text:p>45538</text:p>
          </table:table-cell>
          <table:table-cell office:value-type="float" office:value="54397" calcext:value-type="float">
            <text:p>54397</text:p>
          </table:table-cell>
          <table:table-cell office:value-type="float" office:value="60412" calcext:value-type="float">
            <text:p>60412</text:p>
          </table:table-cell>
          <table:table-cell office:value-type="float" office:value="54397" calcext:value-type="float">
            <text:p>54397</text:p>
          </table:table-cell>
          <table:table-cell office:value-type="float" office:value="75564" calcext:value-type="float">
            <text:p>75564</text:p>
          </table:table-cell>
          <table:table-cell office:value-type="float" office:value="54397" calcext:value-type="float">
            <text:p>54397</text:p>
          </table:table-cell>
          <table:table-cell office:value-type="float" office:value="60455" calcext:value-type="float">
            <text:p>60455</text:p>
          </table:table-cell>
          <table:table-cell office:value-type="float" office:value="54397" calcext:value-type="float">
            <text:p>54397</text:p>
          </table:table-cell>
          <table:table-cell office:value-type="float" office:value="60495" calcext:value-type="float">
            <text:p>60495</text:p>
          </table:table-cell>
          <table:table-cell office:value-type="float" office:value="54397" calcext:value-type="float">
            <text:p>54397</text:p>
          </table:table-cell>
          <table:table-cell office:value-type="float" office:value="45412" calcext:value-type="float">
            <text:p>45412</text:p>
          </table:table-cell>
          <table:table-cell office:value-type="float" office:value="54397" calcext:value-type="float">
            <text:p>54397</text:p>
          </table:table-cell>
          <table:table-cell office:value-type="float" office:value="75564" calcext:value-type="float">
            <text:p>75564</text:p>
          </table:table-cell>
          <table:table-cell office:value-type="float" office:value="54397" calcext:value-type="float">
            <text:p>543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ecution</text:p>
          </table:table-cell>
          <table:covered-table-cell/>
          <table:table-cell office:value-type="float" office:value="38908" calcext:value-type="float">
            <text:p>38908</text:p>
          </table:table-cell>
          <table:table-cell office:value-type="float" office:value="32741" calcext:value-type="float">
            <text:p>32741</text:p>
          </table:table-cell>
          <table:table-cell office:value-type="float" office:value="38799" calcext:value-type="float">
            <text:p>38799</text:p>
          </table:table-cell>
          <table:table-cell office:value-type="float" office:value="32741" calcext:value-type="float">
            <text:p>32741</text:p>
          </table:table-cell>
          <table:table-cell office:value-type="float" office:value="38882" calcext:value-type="float">
            <text:p>38882</text:p>
          </table:table-cell>
          <table:table-cell office:value-type="float" office:value="32741" calcext:value-type="float">
            <text:p>32741</text:p>
          </table:table-cell>
          <table:table-cell office:value-type="float" office:value="38756" calcext:value-type="float">
            <text:p>38756</text:p>
          </table:table-cell>
          <table:table-cell office:value-type="float" office:value="32741" calcext:value-type="float">
            <text:p>32741</text:p>
          </table:table-cell>
          <table:table-cell office:value-type="float" office:value="53908" calcext:value-type="float">
            <text:p>53908</text:p>
          </table:table-cell>
          <table:table-cell office:value-type="float" office:value="32741" calcext:value-type="float">
            <text:p>32741</text:p>
          </table:table-cell>
          <table:table-cell office:value-type="float" office:value="38799" calcext:value-type="float">
            <text:p>38799</text:p>
          </table:table-cell>
          <table:table-cell office:value-type="float" office:value="32741" calcext:value-type="float">
            <text:p>32741</text:p>
          </table:table-cell>
          <table:table-cell office:value-type="float" office:value="38839" calcext:value-type="float">
            <text:p>38839</text:p>
          </table:table-cell>
          <table:table-cell office:value-type="float" office:value="32741" calcext:value-type="float">
            <text:p>32741</text:p>
          </table:table-cell>
          <table:table-cell office:value-type="float" office:value="38756" calcext:value-type="float">
            <text:p>38756</text:p>
          </table:table-cell>
          <table:table-cell office:value-type="float" office:value="32741" calcext:value-type="float">
            <text:p>32741</text:p>
          </table:table-cell>
          <table:table-cell office:value-type="float" office:value="53908" calcext:value-type="float">
            <text:p>53908</text:p>
          </table:table-cell>
          <table:table-cell office:value-type="float" office:value="32741" calcext:value-type="float">
            <text:p>327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action</text:p>
          </table:table-cell>
          <table:table-cell table:style-name="ce1" office:value-type="string" calcext:value-type="string" table:number-columns-spanned="1" table:number-rows-spanned="2">
            <text:p>Phase 3</text:p>
          </table:table-cell>
          <table:table-cell office:value-type="float" office:value="27149" calcext:value-type="float">
            <text:p>27149</text:p>
          </table:table-cell>
          <table:table-cell office:value-type="float" office:value="36864" calcext:value-type="float">
            <text:p>36864</text:p>
          </table:table-cell>
          <table:table-cell office:value-type="float" office:value="26926" calcext:value-type="float">
            <text:p>26926</text:p>
          </table:table-cell>
          <table:table-cell office:value-type="float" office:value="36204" calcext:value-type="float">
            <text:p>36204</text:p>
          </table:table-cell>
          <table:table-cell office:value-type="float" office:value="26489" calcext:value-type="float">
            <text:p>26489</text:p>
          </table:table-cell>
          <table:table-cell office:value-type="float" office:value="36641" calcext:value-type="float">
            <text:p>36641</text:p>
          </table:table-cell>
          <table:table-cell office:value-type="float" office:value="26489" calcext:value-type="float">
            <text:p>26489</text:p>
          </table:table-cell>
          <table:table-cell office:value-type="float" office:value="36641" calcext:value-type="float">
            <text:p>36641</text:p>
          </table:table-cell>
          <table:table-cell office:value-type="float" office:value="27149" calcext:value-type="float">
            <text:p>27149</text:p>
          </table:table-cell>
          <table:table-cell office:value-type="float" office:value="36864" calcext:value-type="float">
            <text:p>36864</text:p>
          </table:table-cell>
          <table:table-cell office:value-type="float" office:value="26926" calcext:value-type="float">
            <text:p>26926</text:p>
          </table:table-cell>
          <table:table-cell office:value-type="float" office:value="36204" calcext:value-type="float">
            <text:p>36204</text:p>
          </table:table-cell>
          <table:table-cell office:value-type="float" office:value="26926" calcext:value-type="float">
            <text:p>26926</text:p>
          </table:table-cell>
          <table:table-cell office:value-type="float" office:value="36204" calcext:value-type="float">
            <text:p>36204</text:p>
          </table:table-cell>
          <table:table-cell office:value-type="float" office:value="26489" calcext:value-type="float">
            <text:p>26489</text:p>
          </table:table-cell>
          <table:table-cell office:value-type="float" office:value="36641" calcext:value-type="float">
            <text:p>36641</text:p>
          </table:table-cell>
          <table:table-cell office:value-type="float" office:value="27149" calcext:value-type="float">
            <text:p>27149</text:p>
          </table:table-cell>
          <table:table-cell office:value-type="float" office:value="36864" calcext:value-type="float">
            <text:p>368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ecution</text:p>
          </table:table-cell>
          <table:covered-table-cell/>
          <table:table-cell office:value-type="float" office:value="20877" calcext:value-type="float">
            <text:p>20877</text:p>
          </table:table-cell>
          <table:table-cell office:value-type="float" office:value="15592" calcext:value-type="float">
            <text:p>15592</text:p>
          </table:table-cell>
          <table:table-cell office:value-type="float" office:value="20654" calcext:value-type="float">
            <text:p>20654</text:p>
          </table:table-cell>
          <table:table-cell office:value-type="float" office:value="14932" calcext:value-type="float">
            <text:p>14932</text:p>
          </table:table-cell>
          <table:table-cell office:value-type="float" office:value="20217" calcext:value-type="float">
            <text:p>20217</text:p>
          </table:table-cell>
          <table:table-cell office:value-type="float" office:value="15369" calcext:value-type="float">
            <text:p>15369</text:p>
          </table:table-cell>
          <table:table-cell office:value-type="float" office:value="20217" calcext:value-type="float">
            <text:p>20217</text:p>
          </table:table-cell>
          <table:table-cell office:value-type="float" office:value="15369" calcext:value-type="float">
            <text:p>15369</text:p>
          </table:table-cell>
          <table:table-cell office:value-type="float" office:value="20877" calcext:value-type="float">
            <text:p>20877</text:p>
          </table:table-cell>
          <table:table-cell office:value-type="float" office:value="15592" calcext:value-type="float">
            <text:p>15592</text:p>
          </table:table-cell>
          <table:table-cell office:value-type="float" office:value="20654" calcext:value-type="float">
            <text:p>20654</text:p>
          </table:table-cell>
          <table:table-cell office:value-type="float" office:value="14932" calcext:value-type="float">
            <text:p>14932</text:p>
          </table:table-cell>
          <table:table-cell office:value-type="float" office:value="20654" calcext:value-type="float">
            <text:p>20654</text:p>
          </table:table-cell>
          <table:table-cell office:value-type="float" office:value="14932" calcext:value-type="float">
            <text:p>14932</text:p>
          </table:table-cell>
          <table:table-cell office:value-type="float" office:value="20217" calcext:value-type="float">
            <text:p>20217</text:p>
          </table:table-cell>
          <table:table-cell office:value-type="float" office:value="15369" calcext:value-type="float">
            <text:p>15369</text:p>
          </table:table-cell>
          <table:table-cell office:value-type="float" office:value="20877" calcext:value-type="float">
            <text:p>20877</text:p>
          </table:table-cell>
          <table:table-cell office:value-type="float" office:value="15592" calcext:value-type="float">
            <text:p>1559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ce4" table:formula="of:=SUM([.C19:.C24])" office:value-type="float" office:value="239108" calcext:value-type="float">
            <text:p>239108</text:p>
          </table:table-cell>
          <table:table-cell table:style-name="ce4" table:formula="of:=SUM([.D19:.D24])" office:value-type="float" office:value="202044" calcext:value-type="float">
            <text:p>202044</text:p>
          </table:table-cell>
          <table:table-cell table:style-name="ce4" table:formula="of:=SUM([.E19:.E24])" office:value-type="float" office:value="238444" calcext:value-type="float">
            <text:p>238444</text:p>
          </table:table-cell>
          <table:table-cell table:style-name="ce4" table:formula="of:=SUM([.F19:.F24])" office:value-type="float" office:value="200724" calcext:value-type="float">
            <text:p>200724</text:p>
          </table:table-cell>
          <table:table-cell table:style-name="ce4" table:formula="of:=SUM([.G19:.G24])" office:value-type="float" office:value="222736" calcext:value-type="float">
            <text:p>222736</text:p>
          </table:table-cell>
          <table:table-cell table:style-name="ce4" table:formula="of:=SUM([.H19:.H24])" office:value-type="float" office:value="201598" calcext:value-type="float">
            <text:p>201598</text:p>
          </table:table-cell>
          <table:table-cell table:style-name="ce4" table:formula="of:=SUM([.I19:.I24])" office:value-type="float" office:value="237484" calcext:value-type="float">
            <text:p>237484</text:p>
          </table:table-cell>
          <table:table-cell table:style-name="ce4" table:formula="of:=SUM([.J19:.J24])" office:value-type="float" office:value="201598" calcext:value-type="float">
            <text:p>201598</text:p>
          </table:table-cell>
          <table:table-cell table:style-name="ce4" table:formula="of:=SUM([.K19:.K24])" office:value-type="float" office:value="269108" calcext:value-type="float">
            <text:p>269108</text:p>
          </table:table-cell>
          <table:table-cell table:style-name="ce4" table:formula="of:=SUM([.L19:.L24])" office:value-type="float" office:value="202044" calcext:value-type="float">
            <text:p>202044</text:p>
          </table:table-cell>
          <table:table-cell table:style-name="ce4" table:formula="of:=SUM([.M19:.M24])" office:value-type="float" office:value="238444" calcext:value-type="float">
            <text:p>238444</text:p>
          </table:table-cell>
          <table:table-cell table:style-name="ce4" table:formula="of:=SUM([.N19:.N24])" office:value-type="float" office:value="200724" calcext:value-type="float">
            <text:p>200724</text:p>
          </table:table-cell>
          <table:table-cell table:style-name="ce4" table:formula="of:=SUM([.O19:.O24])" office:value-type="float" office:value="238460" calcext:value-type="float">
            <text:p>238460</text:p>
          </table:table-cell>
          <table:table-cell table:style-name="ce4" table:formula="of:=SUM([.P19:.P24])" office:value-type="float" office:value="200788" calcext:value-type="float">
            <text:p>200788</text:p>
          </table:table-cell>
          <table:table-cell table:style-name="ce4" table:formula="of:=SUM([.Q19:.Q24])" office:value-type="float" office:value="222420" calcext:value-type="float">
            <text:p>222420</text:p>
          </table:table-cell>
          <table:table-cell table:style-name="ce4" table:formula="of:=SUM([.R19:.R24])" office:value-type="float" office:value="201662" calcext:value-type="float">
            <text:p>201662</text:p>
          </table:table-cell>
          <table:table-cell table:style-name="ce4" table:formula="of:=SUM([.S19:.S24])" office:value-type="float" office:value="269044" calcext:value-type="float">
            <text:p>269044</text:p>
          </table:table-cell>
          <table:table-cell table:style-name="ce4" table:formula="of:=SUM([.T19:.T24])" office:value-type="float" office:value="202108" calcext:value-type="float">
            <text:p>20210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ansaction</text:p>
          </table:table-cell>
          <table:table-cell table:style-name="Default" table:formula="of:=SUM([.C19];[.C21];[.C23])" office:value-type="float" office:value="137742" calcext:value-type="float">
            <text:p>137742</text:p>
          </table:table-cell>
          <table:table-cell table:style-name="Default" table:formula="of:=SUM([.D19];[.D21];[.D23])" office:value-type="float" office:value="126678" calcext:value-type="float">
            <text:p>126678</text:p>
          </table:table-cell>
          <table:table-cell table:style-name="Default" table:formula="of:=SUM([.E19];[.E21];[.E23])" office:value-type="float" office:value="137410" calcext:value-type="float">
            <text:p>137410</text:p>
          </table:table-cell>
          <table:table-cell table:style-name="Default" table:formula="of:=SUM([.F19];[.F21];[.F23])" office:value-type="float" office:value="126018" calcext:value-type="float">
            <text:p>126018</text:p>
          </table:table-cell>
          <table:table-cell table:style-name="Default" table:formula="of:=SUM([.G19];[.G21];[.G23])" office:value-type="float" office:value="122056" calcext:value-type="float">
            <text:p>122056</text:p>
          </table:table-cell>
          <table:table-cell table:style-name="Default" table:formula="of:=SUM([.H19];[.H21];[.H23])" office:value-type="float" office:value="126455" calcext:value-type="float">
            <text:p>126455</text:p>
          </table:table-cell>
          <table:table-cell table:style-name="Default" table:formula="of:=SUM([.I19];[.I21];[.I23])" office:value-type="float" office:value="136930" calcext:value-type="float">
            <text:p>136930</text:p>
          </table:table-cell>
          <table:table-cell table:style-name="Default" table:formula="of:=SUM([.J19];[.J21];[.J23])" office:value-type="float" office:value="126455" calcext:value-type="float">
            <text:p>126455</text:p>
          </table:table-cell>
          <table:table-cell table:style-name="Default" table:formula="of:=SUM([.K19];[.K21];[.K23])" office:value-type="float" office:value="152742" calcext:value-type="float">
            <text:p>152742</text:p>
          </table:table-cell>
          <table:table-cell table:style-name="Default" table:formula="of:=SUM([.L19];[.L21];[.L23])" office:value-type="float" office:value="126678" calcext:value-type="float">
            <text:p>126678</text:p>
          </table:table-cell>
          <table:table-cell table:style-name="Default" table:formula="of:=SUM([.M19];[.M21];[.M23])" office:value-type="float" office:value="137410" calcext:value-type="float">
            <text:p>137410</text:p>
          </table:table-cell>
          <table:table-cell table:style-name="Default" table:formula="of:=SUM([.N19];[.N21];[.N23])" office:value-type="float" office:value="126018" calcext:value-type="float">
            <text:p>126018</text:p>
          </table:table-cell>
          <table:table-cell table:style-name="Default" table:formula="of:=SUM([.O19];[.O21];[.O23])" office:value-type="float" office:value="137386" calcext:value-type="float">
            <text:p>137386</text:p>
          </table:table-cell>
          <table:table-cell table:style-name="Default" table:formula="of:=SUM([.P19];[.P21];[.P23])" office:value-type="float" office:value="126082" calcext:value-type="float">
            <text:p>126082</text:p>
          </table:table-cell>
          <table:table-cell table:style-name="Default" table:formula="of:=SUM([.Q19];[.Q21];[.Q23])" office:value-type="float" office:value="121866" calcext:value-type="float">
            <text:p>121866</text:p>
          </table:table-cell>
          <table:table-cell table:style-name="Default" table:formula="of:=SUM([.R19];[.R21];[.R23])" office:value-type="float" office:value="126519" calcext:value-type="float">
            <text:p>126519</text:p>
          </table:table-cell>
          <table:table-cell table:style-name="Default" table:formula="of:=SUM([.S19];[.S21];[.S23])" office:value-type="float" office:value="152678" calcext:value-type="float">
            <text:p>152678</text:p>
          </table:table-cell>
          <table:table-cell table:style-name="Default" table:formula="of:=SUM([.T19];[.T21];[.T23])" office:value-type="float" office:value="126742" calcext:value-type="float">
            <text:p>12674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formula="of:=[.C25]-[.D25]" office:value-type="float" office:value="37064" calcext:value-type="float">
            <text:p>37064</text:p>
          </table:table-cell>
          <table:table-cell table:style-name="Default" table:formula="of:=([.C25]-[.D25])/[.D25]" office:value-type="float" office:value="0.1834451901566" calcext:value-type="float">
            <text:p>0.1834451902</text:p>
          </table:table-cell>
          <table:table-cell table:style-name="Default" table:formula="of:=[.E25]-[.F25]" office:value-type="float" office:value="37720" calcext:value-type="float">
            <text:p>37720</text:p>
          </table:table-cell>
          <table:table-cell table:style-name="Default" table:formula="of:=([.E25]-[.F25])/[.F25]" office:value-type="float" office:value="0.187919730575317" calcext:value-type="float">
            <text:p>0.1879197306</text:p>
          </table:table-cell>
          <table:table-cell table:style-name="Default" table:formula="of:=[.G25]-[.H25]" office:value-type="float" office:value="21138" calcext:value-type="float">
            <text:p>21138</text:p>
          </table:table-cell>
          <table:table-cell table:style-name="Default" table:formula="of:=([.G25]-[.H25])/[.H25]" office:value-type="float" office:value="0.104852230676892" calcext:value-type="float">
            <text:p>0.1048522307</text:p>
          </table:table-cell>
          <table:table-cell table:style-name="Default" table:formula="of:=[.I25]-[.J25]" office:value-type="float" office:value="35886" calcext:value-type="float">
            <text:p>35886</text:p>
          </table:table-cell>
          <table:table-cell table:style-name="Default" table:formula="of:=([.I25]-[.J25])/[.J25]" office:value-type="float" office:value="0.178007718330539" calcext:value-type="float">
            <text:p>0.1780077183</text:p>
          </table:table-cell>
          <table:table-cell table:style-name="Default" table:formula="of:=[.K25]-[.L25]" office:value-type="float" office:value="67064" calcext:value-type="float">
            <text:p>67064</text:p>
          </table:table-cell>
          <table:table-cell table:style-name="Default" table:formula="of:=([.K25]-[.L25])/[.L25]" office:value-type="float" office:value="0.331927698917068" calcext:value-type="float">
            <text:p>0.3319276989</text:p>
          </table:table-cell>
          <table:table-cell table:style-name="Default" table:formula="of:=[.M25]-[.N25]" office:value-type="float" office:value="37720" calcext:value-type="float">
            <text:p>37720</text:p>
          </table:table-cell>
          <table:table-cell table:style-name="Default" table:formula="of:=([.M25]-[.N25])/[.N25]" office:value-type="float" office:value="0.187919730575317" calcext:value-type="float">
            <text:p>0.1879197306</text:p>
          </table:table-cell>
          <table:table-cell table:style-name="Default" table:formula="of:=[.O25]-[.P25]" office:value-type="float" office:value="37672" calcext:value-type="float">
            <text:p>37672</text:p>
          </table:table-cell>
          <table:table-cell table:style-name="Default" table:formula="of:=([.O25]-[.P25])/[.P25]" office:value-type="float" office:value="0.18762077414985" calcext:value-type="float">
            <text:p>0.1876207741</text:p>
          </table:table-cell>
          <table:table-cell table:style-name="Default" table:formula="of:=[.Q25]-[.R25]" office:value-type="float" office:value="20758" calcext:value-type="float">
            <text:p>20758</text:p>
          </table:table-cell>
          <table:table-cell table:style-name="Default" table:formula="of:=([.Q25]-[.R25])/[.R25]" office:value-type="float" office:value="0.102934613362954" calcext:value-type="float">
            <text:p>0.1029346134</text:p>
          </table:table-cell>
          <table:table-cell table:style-name="Default" table:formula="of:=[.S25]-[.T25]" office:value-type="float" office:value="66936" calcext:value-type="float">
            <text:p>66936</text:p>
          </table:table-cell>
          <table:table-cell table:style-name="Default" table:formula="of:=([.S25]-[.T25])/[.T25]" office:value-type="float" office:value="0.331189265145368" calcext:value-type="float">
            <text:p>0.3311892651</text:p>
          </table:table-cell>
          <table:table-cell table:formula="of:=SUM([.T27];[.R27];[.P27];[.N27];[.L27];[.J27];[.H27];[.F27];[.D27])/9" office:value-type="float" office:value="0.199535216876656" calcext:value-type="float">
            <text:p>0.1995352169</text:p>
          </table:table-cell>
          <table:table-cell/>
          <table:table-cell table:formula="of:=SUM([.U13];[.U27];[.U41];[.V55])/4" office:value-type="float" office:value="0.13282473668004" calcext:value-type="float">
            <text:p>0.1328247367</text:p>
          </table:table-cell>
        </table:table-row>
        <table:table-row table:style-name="ro1">
          <table:table-cell table:number-columns-repeated="2"/>
          <table:table-cell table:style-name="Default" table:number-columns-repeated="18"/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2">
            <text:p>Player 1 plays first, Player 1 reveals first, Player 1 claims first</text:p>
          </table:table-cell>
          <table:covered-table-cell table:number-columns-repeated="3" table:style-name="Default"/>
          <table:table-cell table:style-name="Default" table:number-columns-repeated="14"/>
          <table:table-cell table:number-columns-repeated="3"/>
        </table:table-row>
        <table:table-row table:style-name="ro1">
          <table:table-cell table:number-columns-repeated="2"/>
          <table:covered-table-cell table:number-columns-repeated="4" table:style-name="Default"/>
          <table:table-cell table:style-name="Default" table:number-columns-repeated="14"/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" office:value-type="string" calcext:value-type="string">
            <text:p>Rock (1)</text:p>
          </table:table-cell>
          <table:table-cell table:style-name="ce7" office:value-type="string" calcext:value-type="string">
            <text:p>Rock (1)</text:p>
          </table:table-cell>
          <table:table-cell table:style-name="ce4" office:value-type="string" calcext:value-type="string">
            <text:p>Rock (1)</text:p>
          </table:table-cell>
          <table:table-cell table:style-name="ce7" office:value-type="string" calcext:value-type="string">
            <text:p>Paper (2)</text:p>
          </table:table-cell>
          <table:table-cell table:style-name="ce4" office:value-type="string" calcext:value-type="string">
            <text:p>Rock (1)</text:p>
          </table:table-cell>
          <table:table-cell table:style-name="ce7" office:value-type="string" calcext:value-type="string">
            <text:p>Scissors (3)</text:p>
          </table:table-cell>
          <table:table-cell table:style-name="ce4" office:value-type="string" calcext:value-type="string">
            <text:p>Paper (2)</text:p>
          </table:table-cell>
          <table:table-cell table:style-name="ce7" office:value-type="string" calcext:value-type="string">
            <text:p>Rock (1)</text:p>
          </table:table-cell>
          <table:table-cell table:style-name="ce4" office:value-type="string" calcext:value-type="string">
            <text:p>Paper (2)</text:p>
          </table:table-cell>
          <table:table-cell table:style-name="ce7" office:value-type="string" calcext:value-type="string">
            <text:p>Paper (2)</text:p>
          </table:table-cell>
          <table:table-cell table:style-name="ce4" office:value-type="string" calcext:value-type="string">
            <text:p>Paper (2)</text:p>
          </table:table-cell>
          <table:table-cell table:style-name="ce7" office:value-type="string" calcext:value-type="string">
            <text:p>Scissors (3)</text:p>
          </table:table-cell>
          <table:table-cell table:style-name="ce4" office:value-type="string" calcext:value-type="string">
            <text:p>Scissors (3)</text:p>
          </table:table-cell>
          <table:table-cell table:style-name="ce7" office:value-type="string" calcext:value-type="string">
            <text:p>Rock (1)</text:p>
          </table:table-cell>
          <table:table-cell table:style-name="ce4" office:value-type="string" calcext:value-type="string">
            <text:p>Scissors (3)</text:p>
          </table:table-cell>
          <table:table-cell table:style-name="ce7" office:value-type="string" calcext:value-type="string">
            <text:p>Paper (2)</text:p>
          </table:table-cell>
          <table:table-cell table:style-name="ce4" office:value-type="string" calcext:value-type="string">
            <text:p>Scissors (3)</text:p>
          </table:table-cell>
          <table:table-cell table:style-name="ce7" office:value-type="string" calcext:value-type="string">
            <text:p>Scissors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action</text:p>
          </table:table-cell>
          <table:table-cell table:style-name="ce1" office:value-type="string" calcext:value-type="string" table:number-columns-spanned="1" table:number-rows-spanned="2">
            <text:p>Phase 1</text:p>
          </table:table-cell>
          <table:table-cell office:value-type="float" office:value="50029" calcext:value-type="float">
            <text:p>50029</text:p>
          </table:table-cell>
          <table:table-cell office:value-type="float" office:value="35481" calcext:value-type="float">
            <text:p>35481</text:p>
          </table:table-cell>
          <table:table-cell office:value-type="float" office:value="50029" calcext:value-type="float">
            <text:p>50029</text:p>
          </table:table-cell>
          <table:table-cell office:value-type="float" office:value="35481" calcext:value-type="float">
            <text:p>35481</text:p>
          </table:table-cell>
          <table:table-cell office:value-type="float" office:value="50029" calcext:value-type="float">
            <text:p>50029</text:p>
          </table:table-cell>
          <table:table-cell office:value-type="float" office:value="35417" calcext:value-type="float">
            <text:p>35417</text:p>
          </table:table-cell>
          <table:table-cell office:value-type="float" office:value="50029" calcext:value-type="float">
            <text:p>50029</text:p>
          </table:table-cell>
          <table:table-cell office:value-type="float" office:value="35481" calcext:value-type="float">
            <text:p>35481</text:p>
          </table:table-cell>
          <table:table-cell office:value-type="float" office:value="50029" calcext:value-type="float">
            <text:p>50029</text:p>
          </table:table-cell>
          <table:table-cell office:value-type="float" office:value="35481" calcext:value-type="float">
            <text:p>35481</text:p>
          </table:table-cell>
          <table:table-cell office:value-type="float" office:value="50029" calcext:value-type="float">
            <text:p>50029</text:p>
          </table:table-cell>
          <table:table-cell office:value-type="float" office:value="35417" calcext:value-type="float">
            <text:p>35417</text:p>
          </table:table-cell>
          <table:table-cell office:value-type="float" office:value="49965" calcext:value-type="float">
            <text:p>49965</text:p>
          </table:table-cell>
          <table:table-cell office:value-type="float" office:value="35481" calcext:value-type="float">
            <text:p>35481</text:p>
          </table:table-cell>
          <table:table-cell office:value-type="float" office:value="49965" calcext:value-type="float">
            <text:p>49965</text:p>
          </table:table-cell>
          <table:table-cell office:value-type="float" office:value="35481" calcext:value-type="float">
            <text:p>35481</text:p>
          </table:table-cell>
          <table:table-cell office:value-type="float" office:value="49965" calcext:value-type="float">
            <text:p>49965</text:p>
          </table:table-cell>
          <table:table-cell office:value-type="float" office:value="35417" calcext:value-type="float">
            <text:p>354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ecution</text:p>
          </table:table-cell>
          <table:covered-table-cell/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action</text:p>
          </table:table-cell>
          <table:table-cell table:style-name="ce1" office:value-type="string" calcext:value-type="string" table:number-columns-spanned="1" table:number-rows-spanned="2">
            <text:p>Phase 2</text:p>
          </table:table-cell>
          <table:table-cell office:value-type="float" office:value="54393" calcext:value-type="float">
            <text:p>54393</text:p>
          </table:table-cell>
          <table:table-cell office:value-type="float" office:value="60805" calcext:value-type="float">
            <text:p>60805</text:p>
          </table:table-cell>
          <table:table-cell office:value-type="float" office:value="54393" calcext:value-type="float">
            <text:p>54393</text:p>
          </table:table-cell>
          <table:table-cell office:value-type="float" office:value="60696" calcext:value-type="float">
            <text:p>60696</text:p>
          </table:table-cell>
          <table:table-cell office:value-type="float" office:value="54393" calcext:value-type="float">
            <text:p>54393</text:p>
          </table:table-cell>
          <table:table-cell office:value-type="float" office:value="45579" calcext:value-type="float">
            <text:p>45579</text:p>
          </table:table-cell>
          <table:table-cell office:value-type="float" office:value="54393" calcext:value-type="float">
            <text:p>54393</text:p>
          </table:table-cell>
          <table:table-cell office:value-type="float" office:value="60653" calcext:value-type="float">
            <text:p>60653</text:p>
          </table:table-cell>
          <table:table-cell office:value-type="float" office:value="54393" calcext:value-type="float">
            <text:p>54393</text:p>
          </table:table-cell>
          <table:table-cell office:value-type="float" office:value="75805" calcext:value-type="float">
            <text:p>75805</text:p>
          </table:table-cell>
          <table:table-cell office:value-type="float" office:value="54393" calcext:value-type="float">
            <text:p>54393</text:p>
          </table:table-cell>
          <table:table-cell office:value-type="float" office:value="60696" calcext:value-type="float">
            <text:p>60696</text:p>
          </table:table-cell>
          <table:table-cell office:value-type="float" office:value="54393" calcext:value-type="float">
            <text:p>54393</text:p>
          </table:table-cell>
          <table:table-cell office:value-type="float" office:value="60736" calcext:value-type="float">
            <text:p>60736</text:p>
          </table:table-cell>
          <table:table-cell office:value-type="float" office:value="54393" calcext:value-type="float">
            <text:p>54393</text:p>
          </table:table-cell>
          <table:table-cell office:value-type="float" office:value="45653" calcext:value-type="float">
            <text:p>45653</text:p>
          </table:table-cell>
          <table:table-cell office:value-type="float" office:value="54393" calcext:value-type="float">
            <text:p>54393</text:p>
          </table:table-cell>
          <table:table-cell office:value-type="float" office:value="75805" calcext:value-type="float">
            <text:p>758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ecution</text:p>
          </table:table-cell>
          <table:covered-table-cell/>
          <table:table-cell office:value-type="float" office:value="32737" calcext:value-type="float">
            <text:p>32737</text:p>
          </table:table-cell>
          <table:table-cell office:value-type="float" office:value="39149" calcext:value-type="float">
            <text:p>39149</text:p>
          </table:table-cell>
          <table:table-cell office:value-type="float" office:value="32737" calcext:value-type="float">
            <text:p>32737</text:p>
          </table:table-cell>
          <table:table-cell office:value-type="float" office:value="39040" calcext:value-type="float">
            <text:p>39040</text:p>
          </table:table-cell>
          <table:table-cell office:value-type="float" office:value="32737" calcext:value-type="float">
            <text:p>32737</text:p>
          </table:table-cell>
          <table:table-cell office:value-type="float" office:value="39123" calcext:value-type="float">
            <text:p>39123</text:p>
          </table:table-cell>
          <table:table-cell office:value-type="float" office:value="32737" calcext:value-type="float">
            <text:p>32737</text:p>
          </table:table-cell>
          <table:table-cell office:value-type="float" office:value="38997" calcext:value-type="float">
            <text:p>38997</text:p>
          </table:table-cell>
          <table:table-cell office:value-type="float" office:value="32737" calcext:value-type="float">
            <text:p>32737</text:p>
          </table:table-cell>
          <table:table-cell office:value-type="float" office:value="54149" calcext:value-type="float">
            <text:p>54149</text:p>
          </table:table-cell>
          <table:table-cell office:value-type="float" office:value="32737" calcext:value-type="float">
            <text:p>32737</text:p>
          </table:table-cell>
          <table:table-cell office:value-type="float" office:value="39040" calcext:value-type="float">
            <text:p>39040</text:p>
          </table:table-cell>
          <table:table-cell office:value-type="float" office:value="32737" calcext:value-type="float">
            <text:p>32737</text:p>
          </table:table-cell>
          <table:table-cell office:value-type="float" office:value="39080" calcext:value-type="float">
            <text:p>39080</text:p>
          </table:table-cell>
          <table:table-cell office:value-type="float" office:value="32737" calcext:value-type="float">
            <text:p>32737</text:p>
          </table:table-cell>
          <table:table-cell office:value-type="float" office:value="38997" calcext:value-type="float">
            <text:p>38997</text:p>
          </table:table-cell>
          <table:table-cell office:value-type="float" office:value="32737" calcext:value-type="float">
            <text:p>32737</text:p>
          </table:table-cell>
          <table:table-cell office:value-type="float" office:value="54149" calcext:value-type="float">
            <text:p>541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action</text:p>
          </table:table-cell>
          <table:table-cell table:style-name="ce1" office:value-type="string" calcext:value-type="string" table:number-columns-spanned="1" table:number-rows-spanned="2">
            <text:p>Phase 3</text:p>
          </table:table-cell>
          <table:table-cell office:value-type="float" office:value="36908" calcext:value-type="float">
            <text:p>36908</text:p>
          </table:table-cell>
          <table:table-cell office:value-type="float" office:value="27390" calcext:value-type="float">
            <text:p>27390</text:p>
          </table:table-cell>
          <table:table-cell office:value-type="float" office:value="36685" calcext:value-type="float">
            <text:p>36685</text:p>
          </table:table-cell>
          <table:table-cell office:value-type="float" office:value="26730" calcext:value-type="float">
            <text:p>26730</text:p>
          </table:table-cell>
          <table:table-cell office:value-type="float" office:value="36248" calcext:value-type="float">
            <text:p>36248</text:p>
          </table:table-cell>
          <table:table-cell office:value-type="float" office:value="27167" calcext:value-type="float">
            <text:p>27167</text:p>
          </table:table-cell>
          <table:table-cell office:value-type="float" office:value="36248" calcext:value-type="float">
            <text:p>36248</text:p>
          </table:table-cell>
          <table:table-cell office:value-type="float" office:value="27167" calcext:value-type="float">
            <text:p>27167</text:p>
          </table:table-cell>
          <table:table-cell office:value-type="float" office:value="36908" calcext:value-type="float">
            <text:p>36908</text:p>
          </table:table-cell>
          <table:table-cell office:value-type="float" office:value="27390" calcext:value-type="float">
            <text:p>27390</text:p>
          </table:table-cell>
          <table:table-cell office:value-type="float" office:value="36685" calcext:value-type="float">
            <text:p>36685</text:p>
          </table:table-cell>
          <table:table-cell office:value-type="float" office:value="26730" calcext:value-type="float">
            <text:p>26730</text:p>
          </table:table-cell>
          <table:table-cell office:value-type="float" office:value="36685" calcext:value-type="float">
            <text:p>36685</text:p>
          </table:table-cell>
          <table:table-cell office:value-type="float" office:value="26730" calcext:value-type="float">
            <text:p>26730</text:p>
          </table:table-cell>
          <table:table-cell office:value-type="float" office:value="36248" calcext:value-type="float">
            <text:p>36248</text:p>
          </table:table-cell>
          <table:table-cell office:value-type="float" office:value="27167" calcext:value-type="float">
            <text:p>27167</text:p>
          </table:table-cell>
          <table:table-cell office:value-type="float" office:value="36908" calcext:value-type="float">
            <text:p>36908</text:p>
          </table:table-cell>
          <table:table-cell office:value-type="float" office:value="27390" calcext:value-type="float">
            <text:p>273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ecution</text:p>
          </table:table-cell>
          <table:covered-table-cell/>
          <table:table-cell office:value-type="float" office:value="15636" calcext:value-type="float">
            <text:p>15636</text:p>
          </table:table-cell>
          <table:table-cell office:value-type="float" office:value="21118" calcext:value-type="float">
            <text:p>21118</text:p>
          </table:table-cell>
          <table:table-cell office:value-type="float" office:value="15413" calcext:value-type="float">
            <text:p>15413</text:p>
          </table:table-cell>
          <table:table-cell office:value-type="float" office:value="20458" calcext:value-type="float">
            <text:p>20458</text:p>
          </table:table-cell>
          <table:table-cell office:value-type="float" office:value="14976" calcext:value-type="float">
            <text:p>14976</text:p>
          </table:table-cell>
          <table:table-cell office:value-type="float" office:value="20895" calcext:value-type="float">
            <text:p>20895</text:p>
          </table:table-cell>
          <table:table-cell office:value-type="float" office:value="14976" calcext:value-type="float">
            <text:p>14976</text:p>
          </table:table-cell>
          <table:table-cell office:value-type="float" office:value="20895" calcext:value-type="float">
            <text:p>20895</text:p>
          </table:table-cell>
          <table:table-cell office:value-type="float" office:value="15636" calcext:value-type="float">
            <text:p>15636</text:p>
          </table:table-cell>
          <table:table-cell office:value-type="float" office:value="21118" calcext:value-type="float">
            <text:p>21118</text:p>
          </table:table-cell>
          <table:table-cell office:value-type="float" office:value="15413" calcext:value-type="float">
            <text:p>15413</text:p>
          </table:table-cell>
          <table:table-cell office:value-type="float" office:value="20458" calcext:value-type="float">
            <text:p>20458</text:p>
          </table:table-cell>
          <table:table-cell office:value-type="float" office:value="15413" calcext:value-type="float">
            <text:p>15413</text:p>
          </table:table-cell>
          <table:table-cell office:value-type="float" office:value="20458" calcext:value-type="float">
            <text:p>20458</text:p>
          </table:table-cell>
          <table:table-cell office:value-type="float" office:value="14976" calcext:value-type="float">
            <text:p>14976</text:p>
          </table:table-cell>
          <table:table-cell office:value-type="float" office:value="20895" calcext:value-type="float">
            <text:p>20895</text:p>
          </table:table-cell>
          <table:table-cell office:value-type="float" office:value="15636" calcext:value-type="float">
            <text:p>15636</text:p>
          </table:table-cell>
          <table:table-cell office:value-type="float" office:value="21118" calcext:value-type="float">
            <text:p>211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ce4" table:formula="of:=SUM([.C33:.C38])" office:value-type="float" office:value="231284" calcext:value-type="float">
            <text:p>231284</text:p>
          </table:table-cell>
          <table:table-cell table:style-name="ce4" table:formula="of:=SUM([.D33:.D38])" office:value-type="float" office:value="210976" calcext:value-type="float">
            <text:p>210976</text:p>
          </table:table-cell>
          <table:table-cell table:style-name="ce4" table:formula="of:=SUM([.E33:.E38])" office:value-type="float" office:value="230838" calcext:value-type="float">
            <text:p>230838</text:p>
          </table:table-cell>
          <table:table-cell table:style-name="ce4" table:formula="of:=SUM([.F33:.F38])" office:value-type="float" office:value="209438" calcext:value-type="float">
            <text:p>209438</text:p>
          </table:table-cell>
          <table:table-cell table:style-name="ce4" table:formula="of:=SUM([.G33:.G38])" office:value-type="float" office:value="229964" calcext:value-type="float">
            <text:p>229964</text:p>
          </table:table-cell>
          <table:table-cell table:style-name="ce4" table:formula="of:=SUM([.H33:.H38])" office:value-type="float" office:value="195214" calcext:value-type="float">
            <text:p>195214</text:p>
          </table:table-cell>
          <table:table-cell table:style-name="ce4" table:formula="of:=SUM([.I33:.I38])" office:value-type="float" office:value="229964" calcext:value-type="float">
            <text:p>229964</text:p>
          </table:table-cell>
          <table:table-cell table:style-name="ce4" table:formula="of:=SUM([.J33:.J38])" office:value-type="float" office:value="210226" calcext:value-type="float">
            <text:p>210226</text:p>
          </table:table-cell>
          <table:table-cell table:style-name="ce4" table:formula="of:=SUM([.K33:.K38])" office:value-type="float" office:value="231284" calcext:value-type="float">
            <text:p>231284</text:p>
          </table:table-cell>
          <table:table-cell table:style-name="ce4" table:formula="of:=SUM([.L33:.L38])" office:value-type="float" office:value="240976" calcext:value-type="float">
            <text:p>240976</text:p>
          </table:table-cell>
          <table:table-cell table:style-name="ce4" table:formula="of:=SUM([.M33:.M38])" office:value-type="float" office:value="230838" calcext:value-type="float">
            <text:p>230838</text:p>
          </table:table-cell>
          <table:table-cell table:style-name="ce4" table:formula="of:=SUM([.N33:.N38])" office:value-type="float" office:value="209374" calcext:value-type="float">
            <text:p>209374</text:p>
          </table:table-cell>
          <table:table-cell table:style-name="ce4" table:formula="of:=SUM([.O33:.O38])" office:value-type="float" office:value="230774" calcext:value-type="float">
            <text:p>230774</text:p>
          </table:table-cell>
          <table:table-cell table:style-name="ce4" table:formula="of:=SUM([.P33:.P38])" office:value-type="float" office:value="209518" calcext:value-type="float">
            <text:p>209518</text:p>
          </table:table-cell>
          <table:table-cell table:style-name="ce4" table:formula="of:=SUM([.Q33:.Q38])" office:value-type="float" office:value="229900" calcext:value-type="float">
            <text:p>229900</text:p>
          </table:table-cell>
          <table:table-cell table:style-name="ce4" table:formula="of:=SUM([.R33:.R38])" office:value-type="float" office:value="195226" calcext:value-type="float">
            <text:p>195226</text:p>
          </table:table-cell>
          <table:table-cell table:style-name="ce4" table:formula="of:=SUM([.S33:.S38])" office:value-type="float" office:value="231220" calcext:value-type="float">
            <text:p>231220</text:p>
          </table:table-cell>
          <table:table-cell table:style-name="ce4" table:formula="of:=SUM([.T33:.T38])" office:value-type="float" office:value="240912" calcext:value-type="float">
            <text:p>24091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ansaction</text:p>
          </table:table-cell>
          <table:table-cell table:style-name="Default" table:formula="of:=SUM([.C33];[.C35];[.C37])" office:value-type="float" office:value="141330" calcext:value-type="float">
            <text:p>141330</text:p>
          </table:table-cell>
          <table:table-cell table:style-name="Default" table:formula="of:=SUM([.D33];[.D35];[.D37])" office:value-type="float" office:value="123676" calcext:value-type="float">
            <text:p>123676</text:p>
          </table:table-cell>
          <table:table-cell table:style-name="Default" table:formula="of:=SUM([.E33];[.E35];[.E37])" office:value-type="float" office:value="141107" calcext:value-type="float">
            <text:p>141107</text:p>
          </table:table-cell>
          <table:table-cell table:style-name="Default" table:formula="of:=SUM([.F33];[.F35];[.F37])" office:value-type="float" office:value="122907" calcext:value-type="float">
            <text:p>122907</text:p>
          </table:table-cell>
          <table:table-cell table:style-name="Default" table:formula="of:=SUM([.G33];[.G35];[.G37])" office:value-type="float" office:value="140670" calcext:value-type="float">
            <text:p>140670</text:p>
          </table:table-cell>
          <table:table-cell table:style-name="Default" table:formula="of:=SUM([.H33];[.H35];[.H37])" office:value-type="float" office:value="108163" calcext:value-type="float">
            <text:p>108163</text:p>
          </table:table-cell>
          <table:table-cell table:style-name="Default" table:formula="of:=SUM([.I33];[.I35];[.I37])" office:value-type="float" office:value="140670" calcext:value-type="float">
            <text:p>140670</text:p>
          </table:table-cell>
          <table:table-cell table:style-name="Default" table:formula="of:=SUM([.J33];[.J35];[.J37])" office:value-type="float" office:value="123301" calcext:value-type="float">
            <text:p>123301</text:p>
          </table:table-cell>
          <table:table-cell table:style-name="Default" table:formula="of:=SUM([.K33];[.K35];[.K37])" office:value-type="float" office:value="141330" calcext:value-type="float">
            <text:p>141330</text:p>
          </table:table-cell>
          <table:table-cell table:style-name="Default" table:formula="of:=SUM([.L33];[.L35];[.L37])" office:value-type="float" office:value="138676" calcext:value-type="float">
            <text:p>138676</text:p>
          </table:table-cell>
          <table:table-cell table:style-name="Default" table:formula="of:=SUM([.M33];[.M35];[.M37])" office:value-type="float" office:value="141107" calcext:value-type="float">
            <text:p>141107</text:p>
          </table:table-cell>
          <table:table-cell table:style-name="Default" table:formula="of:=SUM([.N33];[.N35];[.N37])" office:value-type="float" office:value="122843" calcext:value-type="float">
            <text:p>122843</text:p>
          </table:table-cell>
          <table:table-cell table:style-name="Default" table:formula="of:=SUM([.O33];[.O35];[.O37])" office:value-type="float" office:value="141043" calcext:value-type="float">
            <text:p>141043</text:p>
          </table:table-cell>
          <table:table-cell table:style-name="Default" table:formula="of:=SUM([.P33];[.P35];[.P37])" office:value-type="float" office:value="122947" calcext:value-type="float">
            <text:p>122947</text:p>
          </table:table-cell>
          <table:table-cell table:style-name="Default" table:formula="of:=SUM([.Q33];[.Q35];[.Q37])" office:value-type="float" office:value="140606" calcext:value-type="float">
            <text:p>140606</text:p>
          </table:table-cell>
          <table:table-cell table:style-name="Default" table:formula="of:=SUM([.R33];[.R35];[.R37])" office:value-type="float" office:value="108301" calcext:value-type="float">
            <text:p>108301</text:p>
          </table:table-cell>
          <table:table-cell table:style-name="Default" table:formula="of:=SUM([.S33];[.S35];[.S37])" office:value-type="float" office:value="141266" calcext:value-type="float">
            <text:p>141266</text:p>
          </table:table-cell>
          <table:table-cell table:style-name="Default" table:formula="of:=SUM([.T33];[.T35];[.T37])" office:value-type="float" office:value="138612" calcext:value-type="float">
            <text:p>13861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formula="of:=[.C39]-[.D39]" office:value-type="float" office:value="20308" calcext:value-type="float">
            <text:p>20308</text:p>
          </table:table-cell>
          <table:table-cell table:style-name="Default" table:formula="of:=([.C39]-[.D39])/[.D39]" office:value-type="float" office:value="0.096257394205976" calcext:value-type="float">
            <text:p>0.0962573942</text:p>
          </table:table-cell>
          <table:table-cell table:style-name="Default" table:formula="of:=[.E39]-[.F39]" office:value-type="float" office:value="21400" calcext:value-type="float">
            <text:p>21400</text:p>
          </table:table-cell>
          <table:table-cell table:style-name="Default" table:formula="of:=([.E39]-[.F39])/[.F39]" office:value-type="float" office:value="0.102178210257928" calcext:value-type="float">
            <text:p>0.1021782103</text:p>
          </table:table-cell>
          <table:table-cell table:style-name="Default" table:formula="of:=[.G39]-[.H39]" office:value-type="float" office:value="34750" calcext:value-type="float">
            <text:p>34750</text:p>
          </table:table-cell>
          <table:table-cell table:style-name="Default" table:formula="of:=([.G39]-[.H39])/[.H39]" office:value-type="float" office:value="0.178009773889168" calcext:value-type="float">
            <text:p>0.1780097739</text:p>
          </table:table-cell>
          <table:table-cell table:style-name="Default" table:formula="of:=[.I39]-[.J39]" office:value-type="float" office:value="19738" calcext:value-type="float">
            <text:p>19738</text:p>
          </table:table-cell>
          <table:table-cell table:style-name="Default" table:formula="of:=([.I39]-[.J39])/[.J39]" office:value-type="float" office:value="0.093889433276569" calcext:value-type="float">
            <text:p>0.0938894333</text:p>
          </table:table-cell>
          <table:table-cell table:style-name="Default" table:formula="of:=[.K39]-[.L39]" office:value-type="float" office:value="-9692" calcext:value-type="float">
            <text:p>-9692</text:p>
          </table:table-cell>
          <table:table-cell table:style-name="Default" table:formula="of:=([.K39]-[.L39])/[.L39]" office:value-type="float" office:value="-0.0402197729234447" calcext:value-type="float">
            <text:p>-0.0402197729</text:p>
          </table:table-cell>
          <table:table-cell table:style-name="Default" table:formula="of:=[.M39]-[.N39]" office:value-type="float" office:value="21464" calcext:value-type="float">
            <text:p>21464</text:p>
          </table:table-cell>
          <table:table-cell table:style-name="Default" table:formula="of:=([.M39]-[.N39])/[.N39]" office:value-type="float" office:value="0.102515116490109" calcext:value-type="float">
            <text:p>0.1025151165</text:p>
          </table:table-cell>
          <table:table-cell table:style-name="Default" table:formula="of:=[.O39]-[.P39]" office:value-type="float" office:value="21256" calcext:value-type="float">
            <text:p>21256</text:p>
          </table:table-cell>
          <table:table-cell table:style-name="Default" table:formula="of:=([.O39]-[.P39])/[.P39]" office:value-type="float" office:value="0.101451903893699" calcext:value-type="float">
            <text:p>0.1014519039</text:p>
          </table:table-cell>
          <table:table-cell table:style-name="Default" table:formula="of:=[.Q39]-[.R39]" office:value-type="float" office:value="34674" calcext:value-type="float">
            <text:p>34674</text:p>
          </table:table-cell>
          <table:table-cell table:style-name="Default" table:formula="of:=([.Q39]-[.R39])/[.R39]" office:value-type="float" office:value="0.177609539712948" calcext:value-type="float">
            <text:p>0.1776095397</text:p>
          </table:table-cell>
          <table:table-cell table:style-name="Default" table:formula="of:=[.S39]-[.T39]" office:value-type="float" office:value="-9692" calcext:value-type="float">
            <text:p>-9692</text:p>
          </table:table-cell>
          <table:table-cell table:style-name="Default" table:formula="of:=([.S39]-[.T39])/[.T39]" office:value-type="float" office:value="-0.0402304575944743" calcext:value-type="float">
            <text:p>-0.0402304576</text:p>
          </table:table-cell>
          <table:table-cell table:formula="of:=SUM([.T41];[.R41];[.P41];[.N41];[.L41];[.J41];[.H41];[.F41];[.D41])/9" office:value-type="float" office:value="0.0857179045787197" calcext:value-type="float">
            <text:p>0.085717904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18"/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2">
            <text:p>Player 1 plays first, Player 1 reveals first, Player 2 claims first</text:p>
          </table:table-cell>
          <table:covered-table-cell table:number-columns-repeated="3" table:style-name="Default"/>
          <table:table-cell table:style-name="Default" table:number-columns-repeated="14"/>
          <table:table-cell table:number-columns-repeated="3"/>
        </table:table-row>
        <table:table-row table:style-name="ro1">
          <table:table-cell table:number-columns-repeated="2"/>
          <table:covered-table-cell table:number-columns-repeated="4" table:style-name="Default"/>
          <table:table-cell table:style-name="Default" table:number-columns-repeated="14"/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" office:value-type="string" calcext:value-type="string">
            <text:p>Rock (1)</text:p>
          </table:table-cell>
          <table:table-cell table:style-name="ce7" office:value-type="string" calcext:value-type="string">
            <text:p>Rock (1)</text:p>
          </table:table-cell>
          <table:table-cell table:style-name="ce4" office:value-type="string" calcext:value-type="string">
            <text:p>Rock (1)</text:p>
          </table:table-cell>
          <table:table-cell table:style-name="ce7" office:value-type="string" calcext:value-type="string">
            <text:p>Paper (2)</text:p>
          </table:table-cell>
          <table:table-cell table:style-name="ce4" office:value-type="string" calcext:value-type="string">
            <text:p>Rock (1)</text:p>
          </table:table-cell>
          <table:table-cell table:style-name="ce7" office:value-type="string" calcext:value-type="string">
            <text:p>Scissors (3)</text:p>
          </table:table-cell>
          <table:table-cell table:style-name="ce4" office:value-type="string" calcext:value-type="string">
            <text:p>Paper (2)</text:p>
          </table:table-cell>
          <table:table-cell table:style-name="ce7" office:value-type="string" calcext:value-type="string">
            <text:p>Rock (1)</text:p>
          </table:table-cell>
          <table:table-cell table:style-name="ce4" office:value-type="string" calcext:value-type="string">
            <text:p>Paper (2)</text:p>
          </table:table-cell>
          <table:table-cell table:style-name="ce7" office:value-type="string" calcext:value-type="string">
            <text:p>Paper (2)</text:p>
          </table:table-cell>
          <table:table-cell table:style-name="ce4" office:value-type="string" calcext:value-type="string">
            <text:p>Paper (2)</text:p>
          </table:table-cell>
          <table:table-cell table:style-name="ce7" office:value-type="string" calcext:value-type="string">
            <text:p>Scissors (3)</text:p>
          </table:table-cell>
          <table:table-cell table:style-name="ce4" office:value-type="string" calcext:value-type="string">
            <text:p>Scissors (3)</text:p>
          </table:table-cell>
          <table:table-cell table:style-name="ce7" office:value-type="string" calcext:value-type="string">
            <text:p>Rock (1)</text:p>
          </table:table-cell>
          <table:table-cell table:style-name="ce4" office:value-type="string" calcext:value-type="string">
            <text:p>Scissors (3)</text:p>
          </table:table-cell>
          <table:table-cell table:style-name="ce7" office:value-type="string" calcext:value-type="string">
            <text:p>Paper (2)</text:p>
          </table:table-cell>
          <table:table-cell table:style-name="ce4" office:value-type="string" calcext:value-type="string">
            <text:p>Scissors (3)</text:p>
          </table:table-cell>
          <table:table-cell table:style-name="ce7" office:value-type="string" calcext:value-type="string">
            <text:p>Scissors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action</text:p>
          </table:table-cell>
          <table:table-cell table:style-name="ce1" office:value-type="string" calcext:value-type="string" table:number-columns-spanned="1" table:number-rows-spanned="2">
            <text:p>Phase 1</text:p>
          </table:table-cell>
          <table:table-cell office:value-type="float" office:value="50029" calcext:value-type="float">
            <text:p>50029</text:p>
          </table:table-cell>
          <table:table-cell office:value-type="float" office:value="35481" calcext:value-type="float">
            <text:p>35481</text:p>
          </table:table-cell>
          <table:table-cell office:value-type="float" office:value="50029" calcext:value-type="float">
            <text:p>50029</text:p>
          </table:table-cell>
          <table:table-cell office:value-type="float" office:value="35481" calcext:value-type="float">
            <text:p>35481</text:p>
          </table:table-cell>
          <table:table-cell office:value-type="float" office:value="50029" calcext:value-type="float">
            <text:p>50029</text:p>
          </table:table-cell>
          <table:table-cell office:value-type="float" office:value="35417" calcext:value-type="float">
            <text:p>35417</text:p>
          </table:table-cell>
          <table:table-cell office:value-type="float" office:value="50029" calcext:value-type="float">
            <text:p>50029</text:p>
          </table:table-cell>
          <table:table-cell office:value-type="float" office:value="35481" calcext:value-type="float">
            <text:p>35481</text:p>
          </table:table-cell>
          <table:table-cell office:value-type="float" office:value="50029" calcext:value-type="float">
            <text:p>50029</text:p>
          </table:table-cell>
          <table:table-cell office:value-type="float" office:value="35481" calcext:value-type="float">
            <text:p>35481</text:p>
          </table:table-cell>
          <table:table-cell office:value-type="float" office:value="50029" calcext:value-type="float">
            <text:p>50029</text:p>
          </table:table-cell>
          <table:table-cell office:value-type="float" office:value="35417" calcext:value-type="float">
            <text:p>35417</text:p>
          </table:table-cell>
          <table:table-cell office:value-type="float" office:value="49965" calcext:value-type="float">
            <text:p>49965</text:p>
          </table:table-cell>
          <table:table-cell office:value-type="float" office:value="35481" calcext:value-type="float">
            <text:p>35481</text:p>
          </table:table-cell>
          <table:table-cell office:value-type="float" office:value="49965" calcext:value-type="float">
            <text:p>49965</text:p>
          </table:table-cell>
          <table:table-cell office:value-type="float" office:value="35481" calcext:value-type="float">
            <text:p>35481</text:p>
          </table:table-cell>
          <table:table-cell office:value-type="float" office:value="49965" calcext:value-type="float">
            <text:p>49965</text:p>
          </table:table-cell>
          <table:table-cell office:value-type="float" office:value="35481" calcext:value-type="float">
            <text:p>354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ecution</text:p>
          </table:table-cell>
          <table:covered-table-cell/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action</text:p>
          </table:table-cell>
          <table:table-cell table:style-name="ce1" office:value-type="string" calcext:value-type="string" table:number-columns-spanned="1" table:number-rows-spanned="2">
            <text:p>Phase 2</text:p>
          </table:table-cell>
          <table:table-cell office:value-type="float" office:value="54393" calcext:value-type="float">
            <text:p>54393</text:p>
          </table:table-cell>
          <table:table-cell office:value-type="float" office:value="60805" calcext:value-type="float">
            <text:p>60805</text:p>
          </table:table-cell>
          <table:table-cell office:value-type="float" office:value="54393" calcext:value-type="float">
            <text:p>54393</text:p>
          </table:table-cell>
          <table:table-cell office:value-type="float" office:value="60696" calcext:value-type="float">
            <text:p>60696</text:p>
          </table:table-cell>
          <table:table-cell office:value-type="float" office:value="54393" calcext:value-type="float">
            <text:p>54393</text:p>
          </table:table-cell>
          <table:table-cell office:value-type="float" office:value="45579" calcext:value-type="float">
            <text:p>45579</text:p>
          </table:table-cell>
          <table:table-cell office:value-type="float" office:value="54393" calcext:value-type="float">
            <text:p>54393</text:p>
          </table:table-cell>
          <table:table-cell office:value-type="float" office:value="60653" calcext:value-type="float">
            <text:p>60653</text:p>
          </table:table-cell>
          <table:table-cell office:value-type="float" office:value="54393" calcext:value-type="float">
            <text:p>54393</text:p>
          </table:table-cell>
          <table:table-cell office:value-type="float" office:value="75805" calcext:value-type="float">
            <text:p>75805</text:p>
          </table:table-cell>
          <table:table-cell office:value-type="float" office:value="54393" calcext:value-type="float">
            <text:p>54393</text:p>
          </table:table-cell>
          <table:table-cell office:value-type="float" office:value="60696" calcext:value-type="float">
            <text:p>60696</text:p>
          </table:table-cell>
          <table:table-cell office:value-type="float" office:value="54393" calcext:value-type="float">
            <text:p>54393</text:p>
          </table:table-cell>
          <table:table-cell office:value-type="float" office:value="60736" calcext:value-type="float">
            <text:p>60736</text:p>
          </table:table-cell>
          <table:table-cell office:value-type="float" office:value="54393" calcext:value-type="float">
            <text:p>54393</text:p>
          </table:table-cell>
          <table:table-cell office:value-type="float" office:value="45653" calcext:value-type="float">
            <text:p>45653</text:p>
          </table:table-cell>
          <table:table-cell office:value-type="float" office:value="54393" calcext:value-type="float">
            <text:p>54393</text:p>
          </table:table-cell>
          <table:table-cell office:value-type="float" office:value="75805" calcext:value-type="float">
            <text:p>758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ecution</text:p>
          </table:table-cell>
          <table:covered-table-cell/>
          <table:table-cell office:value-type="float" office:value="32737" calcext:value-type="float">
            <text:p>32737</text:p>
          </table:table-cell>
          <table:table-cell office:value-type="float" office:value="39149" calcext:value-type="float">
            <text:p>39149</text:p>
          </table:table-cell>
          <table:table-cell office:value-type="float" office:value="32737" calcext:value-type="float">
            <text:p>32737</text:p>
          </table:table-cell>
          <table:table-cell office:value-type="float" office:value="39040" calcext:value-type="float">
            <text:p>39040</text:p>
          </table:table-cell>
          <table:table-cell office:value-type="float" office:value="32737" calcext:value-type="float">
            <text:p>32737</text:p>
          </table:table-cell>
          <table:table-cell office:value-type="float" office:value="39123" calcext:value-type="float">
            <text:p>39123</text:p>
          </table:table-cell>
          <table:table-cell office:value-type="float" office:value="32737" calcext:value-type="float">
            <text:p>32737</text:p>
          </table:table-cell>
          <table:table-cell office:value-type="float" office:value="38997" calcext:value-type="float">
            <text:p>38997</text:p>
          </table:table-cell>
          <table:table-cell office:value-type="float" office:value="32737" calcext:value-type="float">
            <text:p>32737</text:p>
          </table:table-cell>
          <table:table-cell office:value-type="float" office:value="54149" calcext:value-type="float">
            <text:p>54149</text:p>
          </table:table-cell>
          <table:table-cell office:value-type="float" office:value="32737" calcext:value-type="float">
            <text:p>32737</text:p>
          </table:table-cell>
          <table:table-cell office:value-type="float" office:value="39040" calcext:value-type="float">
            <text:p>39040</text:p>
          </table:table-cell>
          <table:table-cell office:value-type="float" office:value="32737" calcext:value-type="float">
            <text:p>32737</text:p>
          </table:table-cell>
          <table:table-cell office:value-type="float" office:value="39080" calcext:value-type="float">
            <text:p>39080</text:p>
          </table:table-cell>
          <table:table-cell office:value-type="float" office:value="32737" calcext:value-type="float">
            <text:p>32737</text:p>
          </table:table-cell>
          <table:table-cell office:value-type="float" office:value="38997" calcext:value-type="float">
            <text:p>38997</text:p>
          </table:table-cell>
          <table:table-cell office:value-type="float" office:value="32737" calcext:value-type="float">
            <text:p>32737</text:p>
          </table:table-cell>
          <table:table-cell office:value-type="float" office:value="54149" calcext:value-type="float">
            <text:p>541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action</text:p>
          </table:table-cell>
          <table:table-cell table:style-name="ce1" office:value-type="string" calcext:value-type="string" table:number-columns-spanned="1" table:number-rows-spanned="2">
            <text:p>Phase 3</text:p>
          </table:table-cell>
          <table:table-cell office:value-type="float" office:value="27149" calcext:value-type="float">
            <text:p>27149</text:p>
          </table:table-cell>
          <table:table-cell office:value-type="float" office:value="36864" calcext:value-type="float">
            <text:p>36864</text:p>
          </table:table-cell>
          <table:table-cell office:value-type="float" office:value="26926" calcext:value-type="float">
            <text:p>26926</text:p>
          </table:table-cell>
          <table:table-cell office:value-type="float" office:value="36204" calcext:value-type="float">
            <text:p>36204</text:p>
          </table:table-cell>
          <table:table-cell office:value-type="float" office:value="26489" calcext:value-type="float">
            <text:p>26489</text:p>
          </table:table-cell>
          <table:table-cell office:value-type="float" office:value="36641" calcext:value-type="float">
            <text:p>36641</text:p>
          </table:table-cell>
          <table:table-cell office:value-type="float" office:value="26489" calcext:value-type="float">
            <text:p>26489</text:p>
          </table:table-cell>
          <table:table-cell office:value-type="float" office:value="36641" calcext:value-type="float">
            <text:p>36641</text:p>
          </table:table-cell>
          <table:table-cell office:value-type="float" office:value="27149" calcext:value-type="float">
            <text:p>27149</text:p>
          </table:table-cell>
          <table:table-cell office:value-type="float" office:value="36864" calcext:value-type="float">
            <text:p>36864</text:p>
          </table:table-cell>
          <table:table-cell office:value-type="float" office:value="26926" calcext:value-type="float">
            <text:p>26926</text:p>
          </table:table-cell>
          <table:table-cell office:value-type="float" office:value="36204" calcext:value-type="float">
            <text:p>36204</text:p>
          </table:table-cell>
          <table:table-cell office:value-type="float" office:value="26926" calcext:value-type="float">
            <text:p>26926</text:p>
          </table:table-cell>
          <table:table-cell office:value-type="float" office:value="36204" calcext:value-type="float">
            <text:p>36204</text:p>
          </table:table-cell>
          <table:table-cell office:value-type="float" office:value="26489" calcext:value-type="float">
            <text:p>26489</text:p>
          </table:table-cell>
          <table:table-cell office:value-type="float" office:value="36641" calcext:value-type="float">
            <text:p>36641</text:p>
          </table:table-cell>
          <table:table-cell office:value-type="float" office:value="27149" calcext:value-type="float">
            <text:p>27149</text:p>
          </table:table-cell>
          <table:table-cell office:value-type="float" office:value="36864" calcext:value-type="float">
            <text:p>368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ecution</text:p>
          </table:table-cell>
          <table:covered-table-cell/>
          <table:table-cell office:value-type="float" office:value="20877" calcext:value-type="float">
            <text:p>20877</text:p>
          </table:table-cell>
          <table:table-cell office:value-type="float" office:value="15592" calcext:value-type="float">
            <text:p>15592</text:p>
          </table:table-cell>
          <table:table-cell office:value-type="float" office:value="20654" calcext:value-type="float">
            <text:p>20654</text:p>
          </table:table-cell>
          <table:table-cell office:value-type="float" office:value="14932" calcext:value-type="float">
            <text:p>14932</text:p>
          </table:table-cell>
          <table:table-cell office:value-type="float" office:value="20217" calcext:value-type="float">
            <text:p>20217</text:p>
          </table:table-cell>
          <table:table-cell office:value-type="float" office:value="15369" calcext:value-type="float">
            <text:p>15369</text:p>
          </table:table-cell>
          <table:table-cell office:value-type="float" office:value="20217" calcext:value-type="float">
            <text:p>20217</text:p>
          </table:table-cell>
          <table:table-cell office:value-type="float" office:value="15369" calcext:value-type="float">
            <text:p>15369</text:p>
          </table:table-cell>
          <table:table-cell office:value-type="float" office:value="20877" calcext:value-type="float">
            <text:p>20877</text:p>
          </table:table-cell>
          <table:table-cell office:value-type="float" office:value="15592" calcext:value-type="float">
            <text:p>15592</text:p>
          </table:table-cell>
          <table:table-cell office:value-type="float" office:value="20654" calcext:value-type="float">
            <text:p>20654</text:p>
          </table:table-cell>
          <table:table-cell office:value-type="float" office:value="14932" calcext:value-type="float">
            <text:p>14932</text:p>
          </table:table-cell>
          <table:table-cell office:value-type="float" office:value="20654" calcext:value-type="float">
            <text:p>20654</text:p>
          </table:table-cell>
          <table:table-cell office:value-type="float" office:value="14932" calcext:value-type="float">
            <text:p>14932</text:p>
          </table:table-cell>
          <table:table-cell office:value-type="float" office:value="20217" calcext:value-type="float">
            <text:p>20217</text:p>
          </table:table-cell>
          <table:table-cell office:value-type="float" office:value="15369" calcext:value-type="float">
            <text:p>15369</text:p>
          </table:table-cell>
          <table:table-cell office:value-type="float" office:value="20877" calcext:value-type="float">
            <text:p>20877</text:p>
          </table:table-cell>
          <table:table-cell office:value-type="float" office:value="15592" calcext:value-type="float">
            <text:p>1559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ce4" table:formula="of:=SUM([.C47:.C52])" office:value-type="float" office:value="226766" calcext:value-type="float">
            <text:p>226766</text:p>
          </table:table-cell>
          <table:table-cell table:style-name="ce4" table:formula="of:=SUM([.D47:.D52])" office:value-type="float" office:value="214924" calcext:value-type="float">
            <text:p>214924</text:p>
          </table:table-cell>
          <table:table-cell table:style-name="ce4" table:formula="of:=SUM([.E47:.E52])" office:value-type="float" office:value="226320" calcext:value-type="float">
            <text:p>226320</text:p>
          </table:table-cell>
          <table:table-cell table:style-name="ce4" table:formula="of:=SUM([.F47:.F52])" office:value-type="float" office:value="213386" calcext:value-type="float">
            <text:p>213386</text:p>
          </table:table-cell>
          <table:table-cell table:style-name="ce4" table:formula="of:=SUM([.G47:.G52])" office:value-type="float" office:value="225446" calcext:value-type="float">
            <text:p>225446</text:p>
          </table:table-cell>
          <table:table-cell table:style-name="ce4" table:formula="of:=SUM([.H47:.H52])" office:value-type="float" office:value="199162" calcext:value-type="float">
            <text:p>199162</text:p>
          </table:table-cell>
          <table:table-cell table:style-name="ce4" table:formula="of:=SUM([.I47:.I52])" office:value-type="float" office:value="225446" calcext:value-type="float">
            <text:p>225446</text:p>
          </table:table-cell>
          <table:table-cell table:style-name="ce4" table:formula="of:=SUM([.J47:.J52])" office:value-type="float" office:value="214174" calcext:value-type="float">
            <text:p>214174</text:p>
          </table:table-cell>
          <table:table-cell table:style-name="ce4" table:formula="of:=SUM([.K47:.K52])" office:value-type="float" office:value="226766" calcext:value-type="float">
            <text:p>226766</text:p>
          </table:table-cell>
          <table:table-cell table:style-name="ce4" table:formula="of:=SUM([.L47:.L52])" office:value-type="float" office:value="244924" calcext:value-type="float">
            <text:p>244924</text:p>
          </table:table-cell>
          <table:table-cell table:style-name="ce4" table:formula="of:=SUM([.M47:.M52])" office:value-type="float" office:value="226320" calcext:value-type="float">
            <text:p>226320</text:p>
          </table:table-cell>
          <table:table-cell table:style-name="ce4" table:formula="of:=SUM([.N47:.N52])" office:value-type="float" office:value="213322" calcext:value-type="float">
            <text:p>213322</text:p>
          </table:table-cell>
          <table:table-cell table:style-name="ce4" table:formula="of:=SUM([.O47:.O52])" office:value-type="float" office:value="226256" calcext:value-type="float">
            <text:p>226256</text:p>
          </table:table-cell>
          <table:table-cell table:style-name="ce4" table:formula="of:=SUM([.P47:.P52])" office:value-type="float" office:value="213466" calcext:value-type="float">
            <text:p>213466</text:p>
          </table:table-cell>
          <table:table-cell table:style-name="ce4" table:formula="of:=SUM([.Q47:.Q52])" office:value-type="float" office:value="225382" calcext:value-type="float">
            <text:p>225382</text:p>
          </table:table-cell>
          <table:table-cell table:style-name="ce4" table:formula="of:=SUM([.R47:.R52])" office:value-type="float" office:value="199174" calcext:value-type="float">
            <text:p>199174</text:p>
          </table:table-cell>
          <table:table-cell table:style-name="ce4" table:formula="of:=SUM([.S47:.S52])" office:value-type="float" office:value="226702" calcext:value-type="float">
            <text:p>226702</text:p>
          </table:table-cell>
          <table:table-cell table:style-name="ce4" table:formula="of:=SUM([.T47:.T52])" office:value-type="float" office:value="244924" calcext:value-type="float">
            <text:p>2449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ansaction</text:p>
          </table:table-cell>
          <table:table-cell table:style-name="Default" table:formula="of:=SUM([.C47];[.C49];[.C51])" office:value-type="float" office:value="131571" calcext:value-type="float">
            <text:p>131571</text:p>
          </table:table-cell>
          <table:table-cell table:style-name="Default" table:formula="of:=SUM([.D47];[.D49];[.D51])" office:value-type="float" office:value="133150" calcext:value-type="float">
            <text:p>133150</text:p>
          </table:table-cell>
          <table:table-cell table:style-name="Default" table:formula="of:=SUM([.E47];[.E49];[.E51])" office:value-type="float" office:value="131348" calcext:value-type="float">
            <text:p>131348</text:p>
          </table:table-cell>
          <table:table-cell table:style-name="Default" table:formula="of:=SUM([.F47];[.F49];[.F51])" office:value-type="float" office:value="132381" calcext:value-type="float">
            <text:p>132381</text:p>
          </table:table-cell>
          <table:table-cell table:style-name="Default" table:formula="of:=SUM([.G47];[.G49];[.G51])" office:value-type="float" office:value="130911" calcext:value-type="float">
            <text:p>130911</text:p>
          </table:table-cell>
          <table:table-cell table:style-name="Default" table:formula="of:=SUM([.H47];[.H49];[.H51])" office:value-type="float" office:value="117637" calcext:value-type="float">
            <text:p>117637</text:p>
          </table:table-cell>
          <table:table-cell table:style-name="Default" table:formula="of:=SUM([.I47];[.I49];[.I51])" office:value-type="float" office:value="130911" calcext:value-type="float">
            <text:p>130911</text:p>
          </table:table-cell>
          <table:table-cell table:style-name="Default" table:formula="of:=SUM([.J47];[.J49];[.J51])" office:value-type="float" office:value="132775" calcext:value-type="float">
            <text:p>132775</text:p>
          </table:table-cell>
          <table:table-cell table:style-name="Default" table:formula="of:=SUM([.K47];[.K49];[.K51])" office:value-type="float" office:value="131571" calcext:value-type="float">
            <text:p>131571</text:p>
          </table:table-cell>
          <table:table-cell table:style-name="Default" table:formula="of:=SUM([.L47];[.L49];[.L51])" office:value-type="float" office:value="148150" calcext:value-type="float">
            <text:p>148150</text:p>
          </table:table-cell>
          <table:table-cell table:style-name="Default" table:formula="of:=SUM([.M47];[.M49];[.M51])" office:value-type="float" office:value="131348" calcext:value-type="float">
            <text:p>131348</text:p>
          </table:table-cell>
          <table:table-cell table:style-name="Default" table:formula="of:=SUM([.N47];[.N49];[.N51])" office:value-type="float" office:value="132317" calcext:value-type="float">
            <text:p>132317</text:p>
          </table:table-cell>
          <table:table-cell table:style-name="Default" table:formula="of:=SUM([.O47];[.O49];[.O51])" office:value-type="float" office:value="131284" calcext:value-type="float">
            <text:p>131284</text:p>
          </table:table-cell>
          <table:table-cell table:style-name="Default" table:formula="of:=SUM([.P47];[.P49];[.P51])" office:value-type="float" office:value="132421" calcext:value-type="float">
            <text:p>132421</text:p>
          </table:table-cell>
          <table:table-cell table:style-name="Default" table:formula="of:=SUM([.Q47];[.Q49];[.Q51])" office:value-type="float" office:value="130847" calcext:value-type="float">
            <text:p>130847</text:p>
          </table:table-cell>
          <table:table-cell table:style-name="Default" table:formula="of:=SUM([.R47];[.R49];[.R51])" office:value-type="float" office:value="117775" calcext:value-type="float">
            <text:p>117775</text:p>
          </table:table-cell>
          <table:table-cell table:style-name="Default" table:formula="of:=SUM([.S47];[.S49];[.S51])" office:value-type="float" office:value="131507" calcext:value-type="float">
            <text:p>131507</text:p>
          </table:table-cell>
          <table:table-cell table:style-name="Default" table:formula="of:=SUM([.T47];[.T49];[.T51])" office:value-type="float" office:value="148150" calcext:value-type="float">
            <text:p>14815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formula="of:=[.C53]-[.D53]" office:value-type="float" office:value="11842" calcext:value-type="float">
            <text:p>11842</text:p>
          </table:table-cell>
          <table:table-cell table:style-name="Default" table:formula="of:=([.C53]-[.D53])/[.D53]" office:value-type="float" office:value="0.0550985464629357" calcext:value-type="float">
            <text:p>0.0550985465</text:p>
          </table:table-cell>
          <table:table-cell table:style-name="Default" table:formula="of:=[.E53]-[.F53]" office:value-type="float" office:value="12934" calcext:value-type="float">
            <text:p>12934</text:p>
          </table:table-cell>
          <table:table-cell table:style-name="Default" table:formula="of:=([.E53]-[.F53])/[.F53]" office:value-type="float" office:value="0.0606131611258471" calcext:value-type="float">
            <text:p>0.0606131611</text:p>
          </table:table-cell>
          <table:table-cell table:style-name="Default" table:formula="of:=[.G53]-[.H53]" office:value-type="float" office:value="26284" calcext:value-type="float">
            <text:p>26284</text:p>
          </table:table-cell>
          <table:table-cell table:style-name="Default" table:formula="of:=([.G53]-[.H53])/[.H53]" office:value-type="float" office:value="0.131972966730601" calcext:value-type="float">
            <text:p>0.1319729667</text:p>
          </table:table-cell>
          <table:table-cell table:style-name="Default" table:formula="of:=[.I53]-[.J53]" office:value-type="float" office:value="11272" calcext:value-type="float">
            <text:p>11272</text:p>
          </table:table-cell>
          <table:table-cell table:style-name="Default" table:formula="of:=([.I53]-[.J53])/[.J53]" office:value-type="float" office:value="0.0526301044944765" calcext:value-type="float">
            <text:p>0.0526301045</text:p>
          </table:table-cell>
          <table:table-cell table:style-name="Default" table:formula="of:=[.K53]-[.L53]" office:value-type="float" office:value="-18158" calcext:value-type="float">
            <text:p>-18158</text:p>
          </table:table-cell>
          <table:table-cell table:style-name="Default" table:formula="of:=([.K53]-[.L53])/[.L53]" office:value-type="float" office:value="-0.0741372834021982" calcext:value-type="float">
            <text:p>-0.0741372834</text:p>
          </table:table-cell>
          <table:table-cell table:style-name="Default" table:formula="of:=[.M53]-[.N53]" office:value-type="float" office:value="12998" calcext:value-type="float">
            <text:p>12998</text:p>
          </table:table-cell>
          <table:table-cell table:style-name="Default" table:formula="of:=([.M53]-[.N53])/[.N53]" office:value-type="float" office:value="0.0609313619786051" calcext:value-type="float">
            <text:p>0.060931362</text:p>
          </table:table-cell>
          <table:table-cell table:style-name="Default" table:formula="of:=[.O53]-[.P53]" office:value-type="float" office:value="12790" calcext:value-type="float">
            <text:p>12790</text:p>
          </table:table-cell>
          <table:table-cell table:style-name="Default" table:formula="of:=([.O53]-[.P53])/[.P53]" office:value-type="float" office:value="0.0599158648215641" calcext:value-type="float">
            <text:p>0.0599158648</text:p>
          </table:table-cell>
          <table:table-cell table:style-name="Default" table:formula="of:=[.Q53]-[.R53]" office:value-type="float" office:value="26208" calcext:value-type="float">
            <text:p>26208</text:p>
          </table:table-cell>
          <table:table-cell table:style-name="Default" table:formula="of:=([.Q53]-[.R53])/[.R53]" office:value-type="float" office:value="0.131583439605571" calcext:value-type="float">
            <text:p>0.1315834396</text:p>
          </table:table-cell>
          <table:table-cell table:style-name="Default" table:formula="of:=[.S53]-[.T53]" office:value-type="float" office:value="-18222" calcext:value-type="float">
            <text:p>-18222</text:p>
          </table:table-cell>
          <table:table-cell table:style-name="Default" table:formula="of:=([.S53]-[.T53])/[.T53]" office:value-type="float" office:value="-0.0743985889500416" calcext:value-type="float">
            <text:p>-0.074398589</text:p>
          </table:table-cell>
          <table:table-cell table:formula="of:=SUM([.T55];[.R55];[.P55];[.N55];[.L55];[.J55];[.H55];[.F55];[.D55])/9" office:value-type="float" office:value="0.0449121747630401" calcext:value-type="float">
            <text:p>0.044912174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3">00/00/0000</text:date>, <text:time style:data-style-name="N2" text:time-value="15:52:16.5691348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21:48:10.936839558</meta:creation-date>
    <dc:date>2018-11-13T23:29:26.438264730</dc:date>
    <meta:editing-duration>PT1H19M1S</meta:editing-duration>
    <meta:editing-cycles>6</meta:editing-cycles>
    <meta:generator>LibreOffice/5.1.6.2$Linux_X86_64 LibreOffice_project/10m0$Build-2</meta:generator>
    <meta:document-statistic meta:table-count="1" meta:cell-count="845" meta:object-count="0"/>
  </office:meta>
</office:document-meta>
</file>